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color="#FF0000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3.335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table:style-name="ce2"/>
          <table:table-cell office:value-type="string" table:style-name="ce3">
            <text:p>Title</text:p>
          </table:table-cell>
          <table:table-cell office:value-type="string" table:style-name="ce3">
            <text:p>Rate</text:p>
          </table:table-cell>
          <table:table-cell office:value-type="string" table:style-name="ce4">
            <text:p>Permaculture</text:p>
          </table:table-cell>
          <table:table-cell office:value-type="string" table:style-name="ce4">
            <text:p>Japanophile</text:p>
          </table:table-cell>
          <table:table-cell office:value-type="string" table:style-name="ce4">
            <text:p>Both</text:p>
          </table:table-cell>
          <table:table-cell office:value-type="string" table:style-name="ce4">
            <text:p>Either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]+[.E2]) &gt; 0; &quot;DONE&quot;; &quot;---&gt;&quot;)" table:style-name="ce2">
            <text:p>DONE</text:p>
          </table:table-cell>
          <table:table-cell office:value-type="string" table:style-name="ce1">
            <text:p><text:s text:c="2"/>1. The Shawshank Redemption (1994)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]+[.E2])&gt;1;1;0)" table:style-name="ce1">
            <text:p>1</text:p>
          </table:table-cell>
          <table:table-cell office:value-type="float" office:value="1" table:formula="of:=IF(([.D2]+[.E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]+[.E3]) &gt; 0; &quot;DONE&quot;; &quot;---&gt;&quot;)" table:style-name="ce2">
            <text:p>DONE</text:p>
          </table:table-cell>
          <table:table-cell office:value-type="string" table:style-name="ce1">
            <text:p>2. The Godfather (1972)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]+[.E3])&gt;1;1;0)" table:style-name="ce1">
            <text:p>1</text:p>
          </table:table-cell>
          <table:table-cell office:value-type="float" office:value="1" table:formula="of:=IF(([.D3]+[.E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]+[.E4]) &gt; 0; &quot;DONE&quot;; &quot;---&gt;&quot;)" table:style-name="ce2">
            <text:p>DONE</text:p>
          </table:table-cell>
          <table:table-cell office:value-type="string" table:style-name="ce1">
            <text:p>3. The Godfather: Part II (1974)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4]+[.E4])&gt;1;1;0)" table:style-name="ce1">
            <text:p>1</text:p>
          </table:table-cell>
          <table:table-cell office:value-type="float" office:value="1" table:formula="of:=IF(([.D4]+[.E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]+[.E5]) &gt; 0; &quot;DONE&quot;; &quot;---&gt;&quot;)" table:style-name="ce2">
            <text:p>DONE</text:p>
          </table:table-cell>
          <table:table-cell office:value-type="string" table:style-name="ce1">
            <text:p>4. The Dark Knight (2008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]+[.E5])&gt;1;1;0)" table:style-name="ce1">
            <text:p>0</text:p>
          </table:table-cell>
          <table:table-cell office:value-type="float" office:value="1" table:formula="of:=IF(([.D5]+[.E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]+[.E6]) &gt; 0; &quot;DONE&quot;; &quot;---&gt;&quot;)" table:style-name="ce2">
            <text:p>DONE</text:p>
          </table:table-cell>
          <table:table-cell office:value-type="string" table:style-name="ce1">
            <text:p>5. 12 Angry Men (1957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]+[.E6])&gt;1;1;0)" table:style-name="ce1">
            <text:p>1</text:p>
          </table:table-cell>
          <table:table-cell office:value-type="float" office:value="1" table:formula="of:=IF(([.D6]+[.E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]+[.E7]) &gt; 0; &quot;DONE&quot;; &quot;---&gt;&quot;)" table:style-name="ce2">
            <text:p>DONE</text:p>
          </table:table-cell>
          <table:table-cell office:value-type="string" table:style-name="ce1">
            <text:p>6. Schindler's List (1993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]+[.E7])&gt;1;1;0)" table:style-name="ce1">
            <text:p>1</text:p>
          </table:table-cell>
          <table:table-cell office:value-type="float" office:value="1" table:formula="of:=IF(([.D7]+[.E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]+[.E8]) &gt; 0; &quot;DONE&quot;; &quot;---&gt;&quot;)" table:style-name="ce2">
            <text:p>DONE</text:p>
          </table:table-cell>
          <table:table-cell office:value-type="string" table:style-name="ce1">
            <text:p>7. Pulp Fiction (1994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8]+[.E8])&gt;1;1;0)" table:style-name="ce1">
            <text:p>0</text:p>
          </table:table-cell>
          <table:table-cell office:value-type="float" office:value="1" table:formula="of:=IF(([.D8]+[.E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]+[.E9]) &gt; 0; &quot;DONE&quot;; &quot;---&gt;&quot;)" table:style-name="ce2">
            <text:p>DONE</text:p>
          </table:table-cell>
          <table:table-cell office:value-type="string" table:style-name="ce1">
            <text:p>8. The Good <text:s/>the Bad and the Ugly (1966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]+[.E9])&gt;1;1;0)" table:style-name="ce1">
            <text:p>0</text:p>
          </table:table-cell>
          <table:table-cell office:value-type="float" office:value="1" table:formula="of:=IF(([.D9]+[.E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]+[.E10]) &gt; 0; &quot;DONE&quot;; &quot;---&gt;&quot;)" table:style-name="ce2">
            <text:p>DONE</text:p>
          </table:table-cell>
          <table:table-cell office:value-type="string" table:style-name="ce1">
            <text:p>9. The Lord of the Rings: The Return of the King (2003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]+[.E10])&gt;1;1;0)" table:style-name="ce1">
            <text:p>1</text:p>
          </table:table-cell>
          <table:table-cell office:value-type="float" office:value="1" table:formula="of:=IF(([.D10]+[.E1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]+[.E11]) &gt; 0; &quot;DONE&quot;; &quot;---&gt;&quot;)" table:style-name="ce2">
            <text:p>DONE</text:p>
          </table:table-cell>
          <table:table-cell office:value-type="string" table:style-name="ce1">
            <text:p>10. Fight Club (1999)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]+[.E11])&gt;1;1;0)" table:style-name="ce1">
            <text:p>0</text:p>
          </table:table-cell>
          <table:table-cell office:value-type="float" office:value="1" table:formula="of:=IF(([.D11]+[.E1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]+[.E12]) &gt; 0; &quot;DONE&quot;; &quot;---&gt;&quot;)" table:style-name="ce2">
            <text:p>DONE</text:p>
          </table:table-cell>
          <table:table-cell office:value-type="string" table:style-name="ce1">
            <text:p>11. The Lord of the Rings: The Fellowship of the Ring (2001)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]+[.E12])&gt;1;1;0)" table:style-name="ce1">
            <text:p>1</text:p>
          </table:table-cell>
          <table:table-cell office:value-type="float" office:value="1" table:formula="of:=IF(([.D12]+[.E1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]+[.E13]) &gt; 0; &quot;DONE&quot;; &quot;---&gt;&quot;)" table:style-name="ce2">
            <text:p>DONE</text:p>
          </table:table-cell>
          <table:table-cell office:value-type="string" table:style-name="ce1">
            <text:p>12. Star Wars: Episode V - The Empire Strikes Back (198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3]+[.E13])&gt;1;1;0)" table:style-name="ce1">
            <text:p>1</text:p>
          </table:table-cell>
          <table:table-cell office:value-type="float" office:value="1" table:formula="of:=IF(([.D13]+[.E1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]+[.E14]) &gt; 0; &quot;DONE&quot;; &quot;---&gt;&quot;)" table:style-name="ce2">
            <text:p>DONE</text:p>
          </table:table-cell>
          <table:table-cell office:value-type="string" table:style-name="ce1">
            <text:p>13. Forrest Gump (1994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]+[.E14])&gt;1;1;0)" table:style-name="ce1">
            <text:p>0</text:p>
          </table:table-cell>
          <table:table-cell office:value-type="float" office:value="1" table:formula="of:=IF(([.D14]+[.E1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]+[.E15]) &gt; 0; &quot;DONE&quot;; &quot;---&gt;&quot;)" table:style-name="ce2">
            <text:p>DONE</text:p>
          </table:table-cell>
          <table:table-cell office:value-type="string" table:style-name="ce1">
            <text:p>14. Inception (201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]+[.E15])&gt;1;1;0)" table:style-name="ce1">
            <text:p>1</text:p>
          </table:table-cell>
          <table:table-cell office:value-type="float" office:value="1" table:formula="of:=IF(([.D15]+[.E1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]+[.E16]) &gt; 0; &quot;DONE&quot;; &quot;---&gt;&quot;)" table:style-name="ce2">
            <text:p>DONE</text:p>
          </table:table-cell>
          <table:table-cell office:value-type="string" table:style-name="ce1">
            <text:p>15. One Flew Over the Cuckoo's Nest (1975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]+[.E16])&gt;1;1;0)" table:style-name="ce1">
            <text:p>0</text:p>
          </table:table-cell>
          <table:table-cell office:value-type="float" office:value="1" table:formula="of:=IF(([.D16]+[.E1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]+[.E17]) &gt; 0; &quot;DONE&quot;; &quot;---&gt;&quot;)" table:style-name="ce2">
            <text:p>DONE</text:p>
          </table:table-cell>
          <table:table-cell office:value-type="string" table:style-name="ce1">
            <text:p>16. The Lord of the Rings: The Two Towers (2002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]+[.E17])&gt;1;1;0)" table:style-name="ce1">
            <text:p>1</text:p>
          </table:table-cell>
          <table:table-cell office:value-type="float" office:value="1" table:formula="of:=IF(([.D17]+[.E1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]+[.E18]) &gt; 0; &quot;DONE&quot;; &quot;---&gt;&quot;)" table:style-name="ce2">
            <text:p>DONE</text:p>
          </table:table-cell>
          <table:table-cell office:value-type="string" table:style-name="ce1">
            <text:p>17. Goodfellas (199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]+[.E18])&gt;1;1;0)" table:style-name="ce1">
            <text:p>0</text:p>
          </table:table-cell>
          <table:table-cell office:value-type="float" office:value="1" table:formula="of:=IF(([.D18]+[.E1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]+[.E19]) &gt; 0; &quot;DONE&quot;; &quot;---&gt;&quot;)" table:style-name="ce2">
            <text:p>DONE</text:p>
          </table:table-cell>
          <table:table-cell office:value-type="string" table:style-name="ce1">
            <text:p>18. The Matrix (1999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]+[.E19])&gt;1;1;0)" table:style-name="ce1">
            <text:p>1</text:p>
          </table:table-cell>
          <table:table-cell office:value-type="float" office:value="1" table:formula="of:=IF(([.D19]+[.E1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]+[.E20]) &gt; 0; &quot;DONE&quot;; &quot;---&gt;&quot;)" table:style-name="ce2">
            <text:p>DONE</text:p>
          </table:table-cell>
          <table:table-cell office:value-type="string" table:style-name="ce1">
            <text:p>19. Star Wars: Episode IV - A New Hope (1977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0]+[.E20])&gt;1;1;0)" table:style-name="ce1">
            <text:p>1</text:p>
          </table:table-cell>
          <table:table-cell office:value-type="float" office:value="1" table:formula="of:=IF(([.D20]+[.E2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]+[.E21]) &gt; 0; &quot;DONE&quot;; &quot;---&gt;&quot;)" table:style-name="ce2">
            <text:p>DONE</text:p>
          </table:table-cell>
          <table:table-cell office:value-type="string" table:style-name="ce1">
            <text:p>20. Seven Samurai (1954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]+[.E21])&gt;1;1;0)" table:style-name="ce1">
            <text:p>1</text:p>
          </table:table-cell>
          <table:table-cell office:value-type="float" office:value="1" table:formula="of:=IF(([.D21]+[.E2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]+[.E22]) &gt; 0; &quot;DONE&quot;; &quot;---&gt;&quot;)" table:style-name="ce2">
            <text:p>DONE</text:p>
          </table:table-cell>
          <table:table-cell office:value-type="string" table:style-name="ce1">
            <text:p>21. City of God (2002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]+[.E22])&gt;1;1;0)" table:style-name="ce1">
            <text:p>0</text:p>
          </table:table-cell>
          <table:table-cell office:value-type="float" office:value="1" table:formula="of:=IF(([.D22]+[.E2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]+[.E23]) &gt; 0; &quot;DONE&quot;; &quot;---&gt;&quot;)" table:style-name="ce2">
            <text:p>DONE</text:p>
          </table:table-cell>
          <table:table-cell office:value-type="string" table:style-name="ce1">
            <text:p>22. Se7en (1995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3]+[.E23])&gt;1;1;0)" table:style-name="ce1">
            <text:p>0</text:p>
          </table:table-cell>
          <table:table-cell office:value-type="float" office:value="1" table:formula="of:=IF(([.D23]+[.E2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4]+[.E24]) &gt; 0; &quot;DONE&quot;; &quot;---&gt;&quot;)" table:style-name="ce2">
            <text:p>DONE</text:p>
          </table:table-cell>
          <table:table-cell office:value-type="string" table:style-name="ce1">
            <text:p>23. The Silence of the Lambs (1991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4]+[.E24])&gt;1;1;0)" table:style-name="ce1">
            <text:p>0</text:p>
          </table:table-cell>
          <table:table-cell office:value-type="float" office:value="1" table:formula="of:=IF(([.D24]+[.E2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5]+[.E25]) &gt; 0; &quot;DONE&quot;; &quot;---&gt;&quot;)" table:style-name="ce2">
            <text:p>DONE</text:p>
          </table:table-cell>
          <table:table-cell office:value-type="string" table:style-name="ce1">
            <text:p>24. The Usual Suspects (1995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5]+[.E25])&gt;1;1;0)" table:style-name="ce1">
            <text:p>0</text:p>
          </table:table-cell>
          <table:table-cell office:value-type="float" office:value="1" table:formula="of:=IF(([.D25]+[.E2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6]+[.E26]) &gt; 0; &quot;DONE&quot;; &quot;---&gt;&quot;)" table:style-name="ce2">
            <text:p>DONE</text:p>
          </table:table-cell>
          <table:table-cell office:value-type="string" table:style-name="ce1">
            <text:p>25. It's a Wonderful Life (1946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6]+[.E26])&gt;1;1;0)" table:style-name="ce1">
            <text:p>1</text:p>
          </table:table-cell>
          <table:table-cell office:value-type="float" office:value="1" table:formula="of:=IF(([.D26]+[.E2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7]+[.E27]) &gt; 0; &quot;DONE&quot;; &quot;---&gt;&quot;)" table:style-name="ce2">
            <text:p>DONE</text:p>
          </table:table-cell>
          <table:table-cell office:value-type="string" table:style-name="ce1">
            <text:p>26. Life Is Beautiful (1997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7]+[.E27])&gt;1;1;0)" table:style-name="ce1">
            <text:p>1</text:p>
          </table:table-cell>
          <table:table-cell office:value-type="float" office:value="1" table:formula="of:=IF(([.D27]+[.E2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8]+[.E28]) &gt; 0; &quot;DONE&quot;; &quot;---&gt;&quot;)" table:style-name="ce2">
            <text:p>DONE</text:p>
          </table:table-cell>
          <table:table-cell office:value-type="string" table:style-name="ce1">
            <text:p>27. Léon: The Professional (1994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8]+[.E28])&gt;1;1;0)" table:style-name="ce1">
            <text:p>0</text:p>
          </table:table-cell>
          <table:table-cell office:value-type="float" office:value="1" table:formula="of:=IF(([.D28]+[.E2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9]+[.E29]) &gt; 0; &quot;DONE&quot;; &quot;---&gt;&quot;)" table:style-name="ce2">
            <text:p>DONE</text:p>
          </table:table-cell>
          <table:table-cell office:value-type="string" table:style-name="ce1">
            <text:p>28. Once Upon a Time in the West (1968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9]+[.E29])&gt;1;1;0)" table:style-name="ce1">
            <text:p>0</text:p>
          </table:table-cell>
          <table:table-cell office:value-type="float" office:value="1" table:formula="of:=IF(([.D29]+[.E2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0]+[.E30]) &gt; 0; &quot;DONE&quot;; &quot;---&gt;&quot;)" table:style-name="ce2">
            <text:p>DONE</text:p>
          </table:table-cell>
          <table:table-cell office:value-type="string" table:style-name="ce1">
            <text:p>29. Interstellar (201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0]+[.E30])&gt;1;1;0)" table:style-name="ce1">
            <text:p>1</text:p>
          </table:table-cell>
          <table:table-cell office:value-type="float" office:value="1" table:formula="of:=IF(([.D30]+[.E3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1]+[.E31]) &gt; 0; &quot;DONE&quot;; &quot;---&gt;&quot;)" table:style-name="ce2">
            <text:p>DONE</text:p>
          </table:table-cell>
          <table:table-cell office:value-type="string" table:style-name="ce1">
            <text:p>30. Saving Private Ryan (1998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1]+[.E31])&gt;1;1;0)" table:style-name="ce1">
            <text:p>0</text:p>
          </table:table-cell>
          <table:table-cell office:value-type="float" office:value="1" table:formula="of:=IF(([.D31]+[.E3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2]+[.E32]) &gt; 0; &quot;DONE&quot;; &quot;---&gt;&quot;)" table:style-name="ce2">
            <text:p>DONE</text:p>
          </table:table-cell>
          <table:table-cell office:value-type="string" table:style-name="ce1">
            <text:p>31. Spirited Away (200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2]+[.E32])&gt;1;1;0)" table:style-name="ce1">
            <text:p>1</text:p>
          </table:table-cell>
          <table:table-cell office:value-type="float" office:value="1" table:formula="of:=IF(([.D32]+[.E3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3]+[.E33]) &gt; 0; &quot;DONE&quot;; &quot;---&gt;&quot;)" table:style-name="ce2">
            <text:p>DONE</text:p>
          </table:table-cell>
          <table:table-cell office:value-type="string" table:style-name="ce1">
            <text:p>32. American History X (1998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3]+[.E33])&gt;1;1;0)" table:style-name="ce1">
            <text:p>0</text:p>
          </table:table-cell>
          <table:table-cell office:value-type="float" office:value="1" table:formula="of:=IF(([.D33]+[.E3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4]+[.E34]) &gt; 0; &quot;DONE&quot;; &quot;---&gt;&quot;)" table:style-name="ce2">
            <text:p>DONE</text:p>
          </table:table-cell>
          <table:table-cell office:value-type="string" table:style-name="ce1">
            <text:p>33. Casablanca (1942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4]+[.E34])&gt;1;1;0)" table:style-name="ce1">
            <text:p>1</text:p>
          </table:table-cell>
          <table:table-cell office:value-type="float" office:value="1" table:formula="of:=IF(([.D34]+[.E3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5]+[.E35]) &gt; 0; &quot;DONE&quot;; &quot;---&gt;&quot;)" table:style-name="ce2">
            <text:p>DONE</text:p>
          </table:table-cell>
          <table:table-cell office:value-type="string" table:style-name="ce1">
            <text:p>34. City Lights (193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5]+[.E35])&gt;1;1;0)" table:style-name="ce1">
            <text:p>0</text:p>
          </table:table-cell>
          <table:table-cell office:value-type="float" office:value="1" table:formula="of:=IF(([.D35]+[.E3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6]+[.E36]) &gt; 0; &quot;DONE&quot;; &quot;---&gt;&quot;)" table:style-name="ce2">
            <text:p>DONE</text:p>
          </table:table-cell>
          <table:table-cell office:value-type="string" table:style-name="ce1">
            <text:p>35. Psycho (196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6]+[.E36])&gt;1;1;0)" table:style-name="ce1">
            <text:p>1</text:p>
          </table:table-cell>
          <table:table-cell office:value-type="float" office:value="1" table:formula="of:=IF(([.D36]+[.E3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7]+[.E37]) &gt; 0; &quot;DONE&quot;; &quot;---&gt;&quot;)" table:style-name="ce2">
            <text:p>DONE</text:p>
          </table:table-cell>
          <table:table-cell office:value-type="string" table:style-name="ce1">
            <text:p>36. Raiders of the Lost Ark (198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7]+[.E37])&gt;1;1;0)" table:style-name="ce1">
            <text:p>1</text:p>
          </table:table-cell>
          <table:table-cell office:value-type="float" office:value="1" table:formula="of:=IF(([.D37]+[.E3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8]+[.E38]) &gt; 0; &quot;DONE&quot;; &quot;---&gt;&quot;)" table:style-name="ce2">
            <text:p>DONE</text:p>
          </table:table-cell>
          <table:table-cell office:value-type="string" table:style-name="ce1">
            <text:p>37. Rear Window (195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8]+[.E38])&gt;1;1;0)" table:style-name="ce1">
            <text:p>1</text:p>
          </table:table-cell>
          <table:table-cell office:value-type="float" office:value="1" table:formula="of:=IF(([.D38]+[.E3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9]+[.E39]) &gt; 0; &quot;DONE&quot;; &quot;---&gt;&quot;)" table:style-name="ce2">
            <text:p>DONE</text:p>
          </table:table-cell>
          <table:table-cell office:value-type="string" table:style-name="ce1">
            <text:p>38. The Intouchables (201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9]+[.E39])&gt;1;1;0)" table:style-name="ce1">
            <text:p>1</text:p>
          </table:table-cell>
          <table:table-cell office:value-type="float" office:value="1" table:formula="of:=IF(([.D39]+[.E3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0]+[.E40]) &gt; 0; &quot;DONE&quot;; &quot;---&gt;&quot;)" table:style-name="ce2">
            <text:p>DONE</text:p>
          </table:table-cell>
          <table:table-cell office:value-type="string" table:style-name="ce1">
            <text:p>39. Modern Times (1936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0]+[.E40])&gt;1;1;0)" table:style-name="ce1">
            <text:p>0</text:p>
          </table:table-cell>
          <table:table-cell office:value-type="float" office:value="1" table:formula="of:=IF(([.D40]+[.E4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1]+[.E41]) &gt; 0; &quot;DONE&quot;; &quot;---&gt;&quot;)" table:style-name="ce2">
            <text:p>DONE</text:p>
          </table:table-cell>
          <table:table-cell office:value-type="string" table:style-name="ce1">
            <text:p>40. The Green Mile (1999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1]+[.E41])&gt;1;1;0)" table:style-name="ce1">
            <text:p>0</text:p>
          </table:table-cell>
          <table:table-cell office:value-type="float" office:value="1" table:formula="of:=IF(([.D41]+[.E4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2]+[.E42]) &gt; 0; &quot;DONE&quot;; &quot;---&gt;&quot;)" table:style-name="ce2">
            <text:p>DONE</text:p>
          </table:table-cell>
          <table:table-cell office:value-type="string" table:style-name="ce1">
            <text:p>41. Terminator 2: Judgment Day (199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2]+[.E42])&gt;1;1;0)" table:style-name="ce1">
            <text:p>0</text:p>
          </table:table-cell>
          <table:table-cell office:value-type="float" office:value="1" table:formula="of:=IF(([.D42]+[.E4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3]+[.E43]) &gt; 0; &quot;DONE&quot;; &quot;---&gt;&quot;)" table:style-name="ce2">
            <text:p>DONE</text:p>
          </table:table-cell>
          <table:table-cell office:value-type="string" table:style-name="ce1">
            <text:p>42. Whiplash (201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3]+[.E43])&gt;1;1;0)" table:style-name="ce1">
            <text:p>0</text:p>
          </table:table-cell>
          <table:table-cell office:value-type="float" office:value="1" table:formula="of:=IF(([.D43]+[.E4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4]+[.E44]) &gt; 0; &quot;DONE&quot;; &quot;---&gt;&quot;)" table:style-name="ce2">
            <text:p>DONE</text:p>
          </table:table-cell>
          <table:table-cell office:value-type="string" table:style-name="ce1">
            <text:p>43. The Pianist (2002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4]+[.E44])&gt;1;1;0)" table:style-name="ce1">
            <text:p>0</text:p>
          </table:table-cell>
          <table:table-cell office:value-type="float" office:value="1" table:formula="of:=IF(([.D44]+[.E4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5]+[.E45]) &gt; 0; &quot;DONE&quot;; &quot;---&gt;&quot;)" table:style-name="ce2">
            <text:p>DONE</text:p>
          </table:table-cell>
          <table:table-cell office:value-type="string" table:style-name="ce1">
            <text:p>44. The Departed (2006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45]+[.E45])&gt;1;1;0)" table:style-name="ce1">
            <text:p>1</text:p>
          </table:table-cell>
          <table:table-cell office:value-type="float" office:value="1" table:formula="of:=IF(([.D45]+[.E4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6]+[.E46]) &gt; 0; &quot;DONE&quot;; &quot;---&gt;&quot;)" table:style-name="ce2">
            <text:p>DONE</text:p>
          </table:table-cell>
          <table:table-cell office:value-type="string" table:style-name="ce1">
            <text:p>45. Memento (200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6]+[.E46])&gt;1;1;0)" table:style-name="ce1">
            <text:p>0</text:p>
          </table:table-cell>
          <table:table-cell office:value-type="float" office:value="1" table:formula="of:=IF(([.D46]+[.E4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7]+[.E47]) &gt; 0; &quot;DONE&quot;; &quot;---&gt;&quot;)" table:style-name="ce2">
            <text:p>DONE</text:p>
          </table:table-cell>
          <table:table-cell office:value-type="string" table:style-name="ce1">
            <text:p>46. Back to the Future (1985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7]+[.E47])&gt;1;1;0)" table:style-name="ce1">
            <text:p>0</text:p>
          </table:table-cell>
          <table:table-cell office:value-type="float" office:value="1" table:formula="of:=IF(([.D47]+[.E4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8]+[.E48]) &gt; 0; &quot;DONE&quot;; &quot;---&gt;&quot;)" table:style-name="ce2">
            <text:p>DONE</text:p>
          </table:table-cell>
          <table:table-cell office:value-type="string" table:style-name="ce1">
            <text:p>47. Gladiator (200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8]+[.E48])&gt;1;1;0)" table:style-name="ce1">
            <text:p>0</text:p>
          </table:table-cell>
          <table:table-cell office:value-type="float" office:value="1" table:formula="of:=IF(([.D48]+[.E4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9]+[.E49]) &gt; 0; &quot;DONE&quot;; &quot;---&gt;&quot;)" table:style-name="ce2">
            <text:p>DONE</text:p>
          </table:table-cell>
          <table:table-cell office:value-type="string" table:style-name="ce1">
            <text:p>48. Apocalypse Now (1979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49]+[.E49])&gt;1;1;0)" table:style-name="ce1">
            <text:p>1</text:p>
          </table:table-cell>
          <table:table-cell office:value-type="float" office:value="1" table:formula="of:=IF(([.D49]+[.E4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0]+[.E50]) &gt; 0; &quot;DONE&quot;; &quot;---&gt;&quot;)" table:style-name="ce2">
            <text:p>DONE</text:p>
          </table:table-cell>
          <table:table-cell office:value-type="string" table:style-name="ce1">
            <text:p>49. Dr. Strangelove or: How I Learned to Stop Worrying and Love the Bomb (196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0]+[.E50])&gt;1;1;0)" table:style-name="ce1">
            <text:p>0</text:p>
          </table:table-cell>
          <table:table-cell office:value-type="float" office:value="1" table:formula="of:=IF(([.D50]+[.E5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1]+[.E51]) &gt; 0; &quot;DONE&quot;; &quot;---&gt;&quot;)" table:style-name="ce2">
            <text:p>DONE</text:p>
          </table:table-cell>
          <table:table-cell office:value-type="string" table:style-name="ce1">
            <text:p>50. Sunset Blvd. (195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1]+[.E51])&gt;1;1;0)" table:style-name="ce1">
            <text:p>0</text:p>
          </table:table-cell>
          <table:table-cell office:value-type="float" office:value="1" table:formula="of:=IF(([.D51]+[.E5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2]+[.E52]) &gt; 0; &quot;DONE&quot;; &quot;---&gt;&quot;)" table:style-name="ce2">
            <text:p>DONE</text:p>
          </table:table-cell>
          <table:table-cell office:value-type="string" table:style-name="ce1">
            <text:p>51. The Prestige (2006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2]+[.E52])&gt;1;1;0)" table:style-name="ce1">
            <text:p>0</text:p>
          </table:table-cell>
          <table:table-cell office:value-type="float" office:value="1" table:formula="of:=IF(([.D52]+[.E5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3]+[.E53]) &gt; 0; &quot;DONE&quot;; &quot;---&gt;&quot;)" table:style-name="ce2">
            <text:p>DONE</text:p>
          </table:table-cell>
          <table:table-cell office:value-type="string" table:style-name="ce1">
            <text:p>52. Alien (197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3]+[.E53])&gt;1;1;0)" table:style-name="ce1">
            <text:p>0</text:p>
          </table:table-cell>
          <table:table-cell office:value-type="float" office:value="1" table:formula="of:=IF(([.D53]+[.E5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4]+[.E54]) &gt; 0; &quot;DONE&quot;; &quot;---&gt;&quot;)" table:style-name="ce2">
            <text:p>DONE</text:p>
          </table:table-cell>
          <table:table-cell office:value-type="string" table:style-name="ce1">
            <text:p>53. The Lion King (1994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4]+[.E54])&gt;1;1;0)" table:style-name="ce1">
            <text:p>1</text:p>
          </table:table-cell>
          <table:table-cell office:value-type="float" office:value="1" table:formula="of:=IF(([.D54]+[.E5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5]+[.E55]) &gt; 0; &quot;DONE&quot;; &quot;---&gt;&quot;)" table:style-name="ce2">
            <text:p>DONE</text:p>
          </table:table-cell>
          <table:table-cell office:value-type="string" table:style-name="ce1">
            <text:p>54. The Great Dictator (1940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5]+[.E55])&gt;1;1;0)" table:style-name="ce1">
            <text:p>0</text:p>
          </table:table-cell>
          <table:table-cell office:value-type="float" office:value="1" table:formula="of:=IF(([.D55]+[.E5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6]+[.E56]) &gt; 0; &quot;DONE&quot;; &quot;---&gt;&quot;)" table:style-name="ce2">
            <text:p>DONE</text:p>
          </table:table-cell>
          <table:table-cell office:value-type="string" table:style-name="ce1">
            <text:p>55. The Lives of Others (2006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6]+[.E56])&gt;1;1;0)" table:style-name="ce1">
            <text:p>1</text:p>
          </table:table-cell>
          <table:table-cell office:value-type="float" office:value="1" table:formula="of:=IF(([.D56]+[.E5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7]+[.E57]) &gt; 0; &quot;DONE&quot;; &quot;---&gt;&quot;)" table:style-name="ce2">
            <text:p>DONE</text:p>
          </table:table-cell>
          <table:table-cell office:value-type="string" table:style-name="ce1">
            <text:p>56. Cinema Paradiso (198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7]+[.E57])&gt;1;1;0)" table:style-name="ce1">
            <text:p>1</text:p>
          </table:table-cell>
          <table:table-cell office:value-type="float" office:value="1" table:formula="of:=IF(([.D57]+[.E5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8]+[.E58]) &gt; 0; &quot;DONE&quot;; &quot;---&gt;&quot;)" table:style-name="ce2">
            <text:p>DONE</text:p>
          </table:table-cell>
          <table:table-cell office:value-type="string" table:style-name="ce1">
            <text:p>57. The Shining (1980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8]+[.E58])&gt;1;1;0)" table:style-name="ce1">
            <text:p>1</text:p>
          </table:table-cell>
          <table:table-cell office:value-type="float" office:value="1" table:formula="of:=IF(([.D58]+[.E5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9]+[.E59]) &gt; 0; &quot;DONE&quot;; &quot;---&gt;&quot;)" table:style-name="ce2">
            <text:p>DONE</text:p>
          </table:table-cell>
          <table:table-cell office:value-type="string" table:style-name="ce1">
            <text:p>58. Django Unchained (2012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9]+[.E59])&gt;1;1;0)" table:style-name="ce1">
            <text:p>0</text:p>
          </table:table-cell>
          <table:table-cell office:value-type="float" office:value="1" table:formula="of:=IF(([.D59]+[.E5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0]+[.E60]) &gt; 0; &quot;DONE&quot;; &quot;---&gt;&quot;)" table:style-name="ce2">
            <text:p>DONE</text:p>
          </table:table-cell>
          <table:table-cell office:value-type="string" table:style-name="ce1">
            <text:p>59. Paths of Glory (1957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0]+[.E60])&gt;1;1;0)" table:style-name="ce1">
            <text:p>1</text:p>
          </table:table-cell>
          <table:table-cell office:value-type="float" office:value="1" table:formula="of:=IF(([.D60]+[.E6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1]+[.E61]) &gt; 0; &quot;DONE&quot;; &quot;---&gt;&quot;)" table:style-name="ce2">
            <text:p>DONE</text:p>
          </table:table-cell>
          <table:table-cell office:value-type="string" table:style-name="ce1">
            <text:p>60. The Dark Knight Rises (2012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1]+[.E61])&gt;1;1;0)" table:style-name="ce1">
            <text:p>0</text:p>
          </table:table-cell>
          <table:table-cell office:value-type="float" office:value="1" table:formula="of:=IF(([.D61]+[.E6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2]+[.E62]) &gt; 0; &quot;DONE&quot;; &quot;---&gt;&quot;)" table:style-name="ce2">
            <text:p>DONE</text:p>
          </table:table-cell>
          <table:table-cell office:value-type="string" table:style-name="ce1">
            <text:p>61. WALL·E (200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2]+[.E62])&gt;1;1;0)" table:style-name="ce1">
            <text:p>1</text:p>
          </table:table-cell>
          <table:table-cell office:value-type="float" office:value="1" table:formula="of:=IF(([.D62]+[.E6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3]+[.E63]) &gt; 0; &quot;DONE&quot;; &quot;---&gt;&quot;)" table:style-name="ce2">
            <text:p>DONE</text:p>
          </table:table-cell>
          <table:table-cell office:value-type="string" table:style-name="ce1">
            <text:p>62. American Beauty (199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3]+[.E63])&gt;1;1;0)" table:style-name="ce1">
            <text:p>0</text:p>
          </table:table-cell>
          <table:table-cell office:value-type="float" office:value="1" table:formula="of:=IF(([.D63]+[.E6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4]+[.E64]) &gt; 0; &quot;DONE&quot;; &quot;---&gt;&quot;)" table:style-name="ce2">
            <text:p>DONE</text:p>
          </table:table-cell>
          <table:table-cell office:value-type="string" table:style-name="ce1">
            <text:p>63. Grave of the Fireflies (198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4]+[.E64])&gt;1;1;0)" table:style-name="ce1">
            <text:p>1</text:p>
          </table:table-cell>
          <table:table-cell office:value-type="float" office:value="1" table:formula="of:=IF(([.D64]+[.E6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5]+[.E65]) &gt; 0; &quot;DONE&quot;; &quot;---&gt;&quot;)" table:style-name="ce2">
            <text:p>DONE</text:p>
          </table:table-cell>
          <table:table-cell office:value-type="string" table:style-name="ce1">
            <text:p>64. Aliens (1986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5]+[.E65])&gt;1;1;0)" table:style-name="ce1">
            <text:p>0</text:p>
          </table:table-cell>
          <table:table-cell office:value-type="float" office:value="1" table:formula="of:=IF(([.D65]+[.E6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6]+[.E66]) &gt; 0; &quot;DONE&quot;; &quot;---&gt;&quot;)" table:style-name="ce2">
            <text:p>DONE</text:p>
          </table:table-cell>
          <table:table-cell office:value-type="string" table:style-name="ce1">
            <text:p>65. Citizen Kane (194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6]+[.E66])&gt;1;1;0)" table:style-name="ce1">
            <text:p>1</text:p>
          </table:table-cell>
          <table:table-cell office:value-type="float" office:value="1" table:formula="of:=IF(([.D66]+[.E6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7]+[.E67]) &gt; 0; &quot;DONE&quot;; &quot;---&gt;&quot;)" table:style-name="ce2">
            <text:p>DONE</text:p>
          </table:table-cell>
          <table:table-cell office:value-type="string" table:style-name="ce1">
            <text:p>66. North by Northwest (195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7]+[.E67])&gt;1;1;0)" table:style-name="ce1">
            <text:p>1</text:p>
          </table:table-cell>
          <table:table-cell office:value-type="float" office:value="1" table:formula="of:=IF(([.D67]+[.E6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8]+[.E68]) &gt; 0; &quot;DONE&quot;; &quot;---&gt;&quot;)" table:style-name="ce2">
            <text:p>DONE</text:p>
          </table:table-cell>
          <table:table-cell office:value-type="string" table:style-name="ce1">
            <text:p>67. Oldboy (2003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8]+[.E68])&gt;1;1;0)" table:style-name="ce1">
            <text:p>1</text:p>
          </table:table-cell>
          <table:table-cell office:value-type="float" office:value="1" table:formula="of:=IF(([.D68]+[.E6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9]+[.E69]) &gt; 0; &quot;DONE&quot;; &quot;---&gt;&quot;)" table:style-name="ce2">
            <text:p>DONE</text:p>
          </table:table-cell>
          <table:table-cell office:value-type="string" table:style-name="ce1">
            <text:p>68. Princess Mononoke (1997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9]+[.E69])&gt;1;1;0)" table:style-name="ce1">
            <text:p>1</text:p>
          </table:table-cell>
          <table:table-cell office:value-type="float" office:value="1" table:formula="of:=IF(([.D69]+[.E6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0]+[.E70]) &gt; 0; &quot;DONE&quot;; &quot;---&gt;&quot;)" table:style-name="ce2">
            <text:p>DONE</text:p>
          </table:table-cell>
          <table:table-cell office:value-type="string" table:style-name="ce1">
            <text:p>69. Vertigo (195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70]+[.E70])&gt;1;1;0)" table:style-name="ce1">
            <text:p>0</text:p>
          </table:table-cell>
          <table:table-cell office:value-type="float" office:value="1" table:formula="of:=IF(([.D70]+[.E7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1]+[.E71]) &gt; 0; &quot;DONE&quot;; &quot;---&gt;&quot;)" table:style-name="ce2">
            <text:p>DONE</text:p>
          </table:table-cell>
          <table:table-cell office:value-type="string" table:style-name="ce1">
            <text:p>70. Star Wars: Episode VI - Return of the Jedi (1983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1]+[.E71])&gt;1;1;0)" table:style-name="ce1">
            <text:p>1</text:p>
          </table:table-cell>
          <table:table-cell office:value-type="float" office:value="1" table:formula="of:=IF(([.D71]+[.E7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2]+[.E72]) &gt; 0; &quot;DONE&quot;; &quot;---&gt;&quot;)" table:style-name="ce2">
            <text:p>DONE</text:p>
          </table:table-cell>
          <table:table-cell office:value-type="string" table:style-name="ce1">
            <text:p>71. Das Boot (198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2]+[.E72])&gt;1;1;0)" table:style-name="ce1">
            <text:p>1</text:p>
          </table:table-cell>
          <table:table-cell office:value-type="float" office:value="1" table:formula="of:=IF(([.D72]+[.E7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3]+[.E73]) &gt; 0; &quot;DONE&quot;; &quot;---&gt;&quot;)" table:style-name="ce2">
            <text:p>---&gt;</text:p>
          </table:table-cell>
          <table:table-cell office:value-type="string" table:style-name="ce1">
            <text:p>72. M (1931)</text:p>
          </table:table-cell>
          <table:table-cell office:value-type="float" office:value="8.4" table:style-name="ce3">
            <text:p>8,4</text:p>
          </table:table-cell>
          <table:table-cell table:number-columns-repeated="2" table:style-name="ce5"/>
          <table:table-cell office:value-type="float" office:value="0" table:formula="of:=IF(([.D73]+[.E73])&gt;1;1;0)" table:style-name="ce1">
            <text:p>0</text:p>
          </table:table-cell>
          <table:table-cell office:value-type="float" office:value="0" table:formula="of:=IF(([.D73]+[.E7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4]+[.E74]) &gt; 0; &quot;DONE&quot;; &quot;---&gt;&quot;)" table:style-name="ce2">
            <text:p>DONE</text:p>
          </table:table-cell>
          <table:table-cell office:value-type="string" table:style-name="ce1">
            <text:p>73. Es war einmal in Amerika (1984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4]+[.E74])&gt;1;1;0)" table:style-name="ce1">
            <text:p>1</text:p>
          </table:table-cell>
          <table:table-cell office:value-type="float" office:value="1" table:formula="of:=IF(([.D74]+[.E7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5]+[.E75]) &gt; 0; &quot;DONE&quot;; &quot;---&gt;&quot;)" table:style-name="ce2">
            <text:p>---&gt;</text:p>
          </table:table-cell>
          <table:table-cell office:value-type="string" table:style-name="ce1">
            <text:p>74. Inside Out (2015)</text:p>
          </table:table-cell>
          <table:table-cell office:value-type="float" office:value="8.4" table:style-name="ce3">
            <text:p>8,4</text:p>
          </table:table-cell>
          <table:table-cell table:number-columns-repeated="2" table:style-name="ce5"/>
          <table:table-cell office:value-type="float" office:value="0" table:formula="of:=IF(([.D75]+[.E75])&gt;1;1;0)" table:style-name="ce1">
            <text:p>0</text:p>
          </table:table-cell>
          <table:table-cell office:value-type="float" office:value="0" table:formula="of:=IF(([.D75]+[.E7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6]+[.E76]) &gt; 0; &quot;DONE&quot;; &quot;---&gt;&quot;)" table:style-name="ce2">
            <text:p>DONE</text:p>
          </table:table-cell>
          <table:table-cell office:value-type="string" table:style-name="ce1">
            <text:p>75. Amélie (200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76]+[.E76])&gt;1;1;0)" table:style-name="ce1">
            <text:p>0</text:p>
          </table:table-cell>
          <table:table-cell office:value-type="float" office:value="1" table:formula="of:=IF(([.D76]+[.E7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7]+[.E77]) &gt; 0; &quot;DONE&quot;; &quot;---&gt;&quot;)" table:style-name="ce2">
            <text:p>---&gt;</text:p>
          </table:table-cell>
          <table:table-cell office:value-type="string" table:style-name="ce1">
            <text:p>76. Witness for the Prosecution (195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77]+[.E77])&gt;1;1;0)" table:style-name="ce1">
            <text:p>0</text:p>
          </table:table-cell>
          <table:table-cell office:value-type="float" office:value="0" table:formula="of:=IF(([.D77]+[.E7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8]+[.E78]) &gt; 0; &quot;DONE&quot;; &quot;---&gt;&quot;)" table:style-name="ce2">
            <text:p>DONE</text:p>
          </table:table-cell>
          <table:table-cell office:value-type="string" table:style-name="ce1">
            <text:p>77. Reservoir Dogs (1992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78]+[.E78])&gt;1;1;0)" table:style-name="ce1">
            <text:p>0</text:p>
          </table:table-cell>
          <table:table-cell office:value-type="float" office:value="1" table:formula="of:=IF(([.D78]+[.E7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9]+[.E79]) &gt; 0; &quot;DONE&quot;; &quot;---&gt;&quot;)" table:style-name="ce2">
            <text:p>DONE</text:p>
          </table:table-cell>
          <table:table-cell office:value-type="string" table:style-name="ce1">
            <text:p>78. Braveheart (199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9]+[.E79])&gt;1;1;0)" table:style-name="ce1">
            <text:p>1</text:p>
          </table:table-cell>
          <table:table-cell office:value-type="float" office:value="1" table:formula="of:=IF(([.D79]+[.E7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0]+[.E80]) &gt; 0; &quot;DONE&quot;; &quot;---&gt;&quot;)" table:style-name="ce2">
            <text:p>DONE</text:p>
          </table:table-cell>
          <table:table-cell office:value-type="string" table:style-name="ce1">
            <text:p>79. Toy Story 3 (201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0]+[.E80])&gt;1;1;0)" table:style-name="ce1">
            <text:p>1</text:p>
          </table:table-cell>
          <table:table-cell office:value-type="float" office:value="1" table:formula="of:=IF(([.D80]+[.E8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1]+[.E81]) &gt; 0; &quot;DONE&quot;; &quot;---&gt;&quot;)" table:style-name="ce2">
            <text:p>DONE</text:p>
          </table:table-cell>
          <table:table-cell office:value-type="string" table:style-name="ce1">
            <text:p>80. A Clockwork Orange (1971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1]+[.E81])&gt;1;1;0)" table:style-name="ce1">
            <text:p>1</text:p>
          </table:table-cell>
          <table:table-cell office:value-type="float" office:value="1" table:formula="of:=IF(([.D81]+[.E8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2]+[.E82]) &gt; 0; &quot;DONE&quot;; &quot;---&gt;&quot;)" table:style-name="ce2">
            <text:p>DONE</text:p>
          </table:table-cell>
          <table:table-cell office:value-type="string" table:style-name="ce1">
            <text:p>81. Taxi Driver (1976)</text:p>
          </table:table-cell>
          <table:table-cell office:value-type="float" office:value="8.3000000000000007" table:style-name="ce3">
            <text:p>8,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82]+[.E82])&gt;1;1;0)" table:style-name="ce1">
            <text:p>0</text:p>
          </table:table-cell>
          <table:table-cell office:value-type="float" office:value="1" table:formula="of:=IF(([.D82]+[.E8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3]+[.E83]) &gt; 0; &quot;DONE&quot;; &quot;---&gt;&quot;)" table:style-name="ce2">
            <text:p>DONE</text:p>
          </table:table-cell>
          <table:table-cell office:value-type="string" table:style-name="ce1">
            <text:p>82. Requiem for a Dream (2000)</text:p>
          </table:table-cell>
          <table:table-cell office:value-type="float" office:value="8.3000000000000007" table:style-name="ce3">
            <text:p>8,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83]+[.E83])&gt;1;1;0)" table:style-name="ce1">
            <text:p>0</text:p>
          </table:table-cell>
          <table:table-cell office:value-type="float" office:value="1" table:formula="of:=IF(([.D83]+[.E8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4]+[.E84]) &gt; 0; &quot;DONE&quot;; &quot;---&gt;&quot;)" table:style-name="ce2">
            <text:p>DONE</text:p>
          </table:table-cell>
          <table:table-cell office:value-type="string" table:style-name="ce1">
            <text:p>83. Double Indemnity (1944)</text:p>
          </table:table-cell>
          <table:table-cell office:value-type="float" office:value="8.3000000000000007" table:style-name="ce3">
            <text:p>8,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84]+[.E84])&gt;1;1;0)" table:style-name="ce1">
            <text:p>0</text:p>
          </table:table-cell>
          <table:table-cell office:value-type="float" office:value="1" table:formula="of:=IF(([.D84]+[.E8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5]+[.E85]) &gt; 0; &quot;DONE&quot;; &quot;---&gt;&quot;)" table:style-name="ce2">
            <text:p>---&gt;</text:p>
          </table:table-cell>
          <table:table-cell office:value-type="string" table:style-name="ce1">
            <text:p>84. To Kill a Mockingbird (1962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5]+[.E85])&gt;1;1;0)" table:style-name="ce1">
            <text:p>0</text:p>
          </table:table-cell>
          <table:table-cell office:value-type="float" office:value="0" table:formula="of:=IF(([.D85]+[.E8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6]+[.E86]) &gt; 0; &quot;DONE&quot;; &quot;---&gt;&quot;)" table:style-name="ce2">
            <text:p>DONE</text:p>
          </table:table-cell>
          <table:table-cell office:value-type="string" table:style-name="ce1">
            <text:p>85. Lawrence of Arabia (1962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6]+[.E86])&gt;1;1;0)" table:style-name="ce1">
            <text:p>1</text:p>
          </table:table-cell>
          <table:table-cell office:value-type="float" office:value="1" table:formula="of:=IF(([.D86]+[.E8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7]+[.E87]) &gt; 0; &quot;DONE&quot;; &quot;---&gt;&quot;)" table:style-name="ce2">
            <text:p>---&gt;</text:p>
          </table:table-cell>
          <table:table-cell office:value-type="string" table:style-name="ce1">
            <text:p>86. Eternal Sunshine of the Spotless Mind (2004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7]+[.E87])&gt;1;1;0)" table:style-name="ce1">
            <text:p>0</text:p>
          </table:table-cell>
          <table:table-cell office:value-type="float" office:value="0" table:formula="of:=IF(([.D87]+[.E8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8]+[.E88]) &gt; 0; &quot;DONE&quot;; &quot;---&gt;&quot;)" table:style-name="ce2">
            <text:p>DONE</text:p>
          </table:table-cell>
          <table:table-cell office:value-type="string" table:style-name="ce1">
            <text:p>87. Full Metal Jacket (1987)</text:p>
          </table:table-cell>
          <table:table-cell office:value-type="float" office:value="8.3000000000000007" table:style-name="ce3">
            <text:p>8,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88]+[.E88])&gt;1;1;0)" table:style-name="ce1">
            <text:p>0</text:p>
          </table:table-cell>
          <table:table-cell office:value-type="float" office:value="1" table:formula="of:=IF(([.D88]+[.E8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9]+[.E89]) &gt; 0; &quot;DONE&quot;; &quot;---&gt;&quot;)" table:style-name="ce2">
            <text:p>---&gt;</text:p>
          </table:table-cell>
          <table:table-cell office:value-type="string" table:style-name="ce1">
            <text:p>88. Amadeus (1984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9]+[.E89])&gt;1;1;0)" table:style-name="ce1">
            <text:p>0</text:p>
          </table:table-cell>
          <table:table-cell office:value-type="float" office:value="0" table:formula="of:=IF(([.D89]+[.E8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0]+[.E90]) &gt; 0; &quot;DONE&quot;; &quot;---&gt;&quot;)" table:style-name="ce2">
            <text:p>---&gt;</text:p>
          </table:table-cell>
          <table:table-cell office:value-type="string" table:style-name="ce1">
            <text:p>89. The Sting (1973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0]+[.E90])&gt;1;1;0)" table:style-name="ce1">
            <text:p>0</text:p>
          </table:table-cell>
          <table:table-cell office:value-type="float" office:value="0" table:formula="of:=IF(([.D90]+[.E9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1]+[.E91]) &gt; 0; &quot;DONE&quot;; &quot;---&gt;&quot;)" table:style-name="ce2">
            <text:p>---&gt;</text:p>
          </table:table-cell>
          <table:table-cell office:value-type="string" table:style-name="ce1">
            <text:p>90. Singin' in the Rain (1952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1]+[.E91])&gt;1;1;0)" table:style-name="ce1">
            <text:p>0</text:p>
          </table:table-cell>
          <table:table-cell office:value-type="float" office:value="0" table:formula="of:=IF(([.D91]+[.E9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2]+[.E92]) &gt; 0; &quot;DONE&quot;; &quot;---&gt;&quot;)" table:style-name="ce2">
            <text:p>---&gt;</text:p>
          </table:table-cell>
          <table:table-cell office:value-type="string" table:style-name="ce1">
            <text:p>91. Bicycle Thieves (1948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2]+[.E92])&gt;1;1;0)" table:style-name="ce1">
            <text:p>0</text:p>
          </table:table-cell>
          <table:table-cell office:value-type="float" office:value="0" table:formula="of:=IF(([.D92]+[.E9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3]+[.E93]) &gt; 0; &quot;DONE&quot;; &quot;---&gt;&quot;)" table:style-name="ce2">
            <text:p>DONE</text:p>
          </table:table-cell>
          <table:table-cell office:value-type="string" table:style-name="ce1">
            <text:p>92. 2001: A Space Odyssey (1968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93]+[.E93])&gt;1;1;0)" table:style-name="ce1">
            <text:p>1</text:p>
          </table:table-cell>
          <table:table-cell office:value-type="float" office:value="1" table:formula="of:=IF(([.D93]+[.E9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4]+[.E94]) &gt; 0; &quot;DONE&quot;; &quot;---&gt;&quot;)" table:style-name="ce2">
            <text:p>DONE</text:p>
          </table:table-cell>
          <table:table-cell office:value-type="string" table:style-name="ce1">
            <text:p>93. Snatch. (200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4]+[.E94])&gt;1;1;0)" table:style-name="ce1">
            <text:p>0</text:p>
          </table:table-cell>
          <table:table-cell office:value-type="float" office:value="1" table:formula="of:=IF(([.D94]+[.E9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5]+[.E95]) &gt; 0; &quot;DONE&quot;; &quot;---&gt;&quot;)" table:style-name="ce2">
            <text:p>DONE</text:p>
          </table:table-cell>
          <table:table-cell office:value-type="string" table:style-name="ce1">
            <text:p>94. Monty Python and the Holy Grail (197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5]+[.E95])&gt;1;1;0)" table:style-name="ce1">
            <text:p>0</text:p>
          </table:table-cell>
          <table:table-cell office:value-type="float" office:value="1" table:formula="of:=IF(([.D95]+[.E9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6]+[.E96]) &gt; 0; &quot;DONE&quot;; &quot;---&gt;&quot;)" table:style-name="ce2">
            <text:p>---&gt;</text:p>
          </table:table-cell>
          <table:table-cell office:value-type="string" table:style-name="ce1">
            <text:p>95. The Kid (1921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6]+[.E96])&gt;1;1;0)" table:style-name="ce1">
            <text:p>0</text:p>
          </table:table-cell>
          <table:table-cell office:value-type="float" office:value="0" table:formula="of:=IF(([.D96]+[.E9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7]+[.E97]) &gt; 0; &quot;DONE&quot;; &quot;---&gt;&quot;)" table:style-name="ce2">
            <text:p>DONE</text:p>
          </table:table-cell>
          <table:table-cell office:value-type="string" table:style-name="ce1">
            <text:p>96. Toy Story (199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97]+[.E97])&gt;1;1;0)" table:style-name="ce1">
            <text:p>1</text:p>
          </table:table-cell>
          <table:table-cell office:value-type="float" office:value="1" table:formula="of:=IF(([.D97]+[.E9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8]+[.E98]) &gt; 0; &quot;DONE&quot;; &quot;---&gt;&quot;)" table:style-name="ce2">
            <text:p>---&gt;</text:p>
          </table:table-cell>
          <table:table-cell office:value-type="string" table:style-name="ce1">
            <text:p>97. For a Few Dollars More (1965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8]+[.E98])&gt;1;1;0)" table:style-name="ce1">
            <text:p>0</text:p>
          </table:table-cell>
          <table:table-cell office:value-type="float" office:value="0" table:formula="of:=IF(([.D98]+[.E9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9]+[.E99]) &gt; 0; &quot;DONE&quot;; &quot;---&gt;&quot;)" table:style-name="ce2">
            <text:p>---&gt;</text:p>
          </table:table-cell>
          <table:table-cell office:value-type="string" table:style-name="ce1">
            <text:p>98. L.A. Confidential (199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9]+[.E99])&gt;1;1;0)" table:style-name="ce1">
            <text:p>0</text:p>
          </table:table-cell>
          <table:table-cell office:value-type="float" office:value="0" table:formula="of:=IF(([.D99]+[.E9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0]+[.E100]) &gt; 0; &quot;DONE&quot;; &quot;---&gt;&quot;)" table:style-name="ce2">
            <text:p>DONE</text:p>
          </table:table-cell>
          <table:table-cell office:value-type="string" table:style-name="ce1">
            <text:p>99. Rashomon (195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0]+[.E100])&gt;1;1;0)" table:style-name="ce1">
            <text:p>1</text:p>
          </table:table-cell>
          <table:table-cell office:value-type="float" office:value="1" table:formula="of:=IF(([.D100]+[.E10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1]+[.E101]) &gt; 0; &quot;DONE&quot;; &quot;---&gt;&quot;)" table:style-name="ce2">
            <text:p>DONE</text:p>
          </table:table-cell>
          <table:table-cell office:value-type="string" table:style-name="ce1">
            <text:p>100. Inglourious Basterds (200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01]+[.E101])&gt;1;1;0)" table:style-name="ce1">
            <text:p>0</text:p>
          </table:table-cell>
          <table:table-cell office:value-type="float" office:value="1" table:formula="of:=IF(([.D101]+[.E10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2]+[.E102]) &gt; 0; &quot;DONE&quot;; &quot;---&gt;&quot;)" table:style-name="ce2">
            <text:p>---&gt;</text:p>
          </table:table-cell>
          <table:table-cell office:value-type="string" table:style-name="ce1">
            <text:p>101. The Apartment (1960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2]+[.E102])&gt;1;1;0)" table:style-name="ce1">
            <text:p>0</text:p>
          </table:table-cell>
          <table:table-cell office:value-type="float" office:value="0" table:formula="of:=IF(([.D102]+[.E10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3]+[.E103]) &gt; 0; &quot;DONE&quot;; &quot;---&gt;&quot;)" table:style-name="ce2">
            <text:p>---&gt;</text:p>
          </table:table-cell>
          <table:table-cell office:value-type="string" table:style-name="ce1">
            <text:p>102. All About Eve (1950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3]+[.E103])&gt;1;1;0)" table:style-name="ce1">
            <text:p>0</text:p>
          </table:table-cell>
          <table:table-cell office:value-type="float" office:value="0" table:formula="of:=IF(([.D103]+[.E10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4]+[.E104]) &gt; 0; &quot;DONE&quot;; &quot;---&gt;&quot;)" table:style-name="ce2">
            <text:p>---&gt;</text:p>
          </table:table-cell>
          <table:table-cell office:value-type="string" table:style-name="ce1">
            <text:p>103. The Treasure of the Sierra Madre (1948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4]+[.E104])&gt;1;1;0)" table:style-name="ce1">
            <text:p>0</text:p>
          </table:table-cell>
          <table:table-cell office:value-type="float" office:value="0" table:formula="of:=IF(([.D104]+[.E10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5]+[.E105]) &gt; 0; &quot;DONE&quot;; &quot;---&gt;&quot;)" table:style-name="ce2">
            <text:p>DONE</text:p>
          </table:table-cell>
          <table:table-cell office:value-type="string" table:style-name="ce1">
            <text:p>104. Indiana Jones and the Last Crusade (198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5]+[.E105])&gt;1;1;0)" table:style-name="ce1">
            <text:p>1</text:p>
          </table:table-cell>
          <table:table-cell office:value-type="float" office:value="1" table:formula="of:=IF(([.D105]+[.E10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6]+[.E106]) &gt; 0; &quot;DONE&quot;; &quot;---&gt;&quot;)" table:style-name="ce2">
            <text:p>---&gt;</text:p>
          </table:table-cell>
          <table:table-cell office:value-type="string" table:style-name="ce1">
            <text:p>105. Nader und Simin - eine Trennung (2011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6]+[.E106])&gt;1;1;0)" table:style-name="ce1">
            <text:p>0</text:p>
          </table:table-cell>
          <table:table-cell office:value-type="float" office:value="0" table:formula="of:=IF(([.D106]+[.E10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7]+[.E107]) &gt; 0; &quot;DONE&quot;; &quot;---&gt;&quot;)" table:style-name="ce2">
            <text:p>---&gt;</text:p>
          </table:table-cell>
          <table:table-cell office:value-type="string" table:style-name="ce1">
            <text:p>106. Metropolis (192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7]+[.E107])&gt;1;1;0)" table:style-name="ce1">
            <text:p>0</text:p>
          </table:table-cell>
          <table:table-cell office:value-type="float" office:value="0" table:formula="of:=IF(([.D107]+[.E10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8]+[.E108]) &gt; 0; &quot;DONE&quot;; &quot;---&gt;&quot;)" table:style-name="ce2">
            <text:p>DONE</text:p>
          </table:table-cell>
          <table:table-cell office:value-type="string" table:style-name="ce1">
            <text:p>107. Yojimbo (1961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8]+[.E108])&gt;1;1;0)" table:style-name="ce1">
            <text:p>1</text:p>
          </table:table-cell>
          <table:table-cell office:value-type="float" office:value="1" table:formula="of:=IF(([.D108]+[.E10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9]+[.E109]) &gt; 0; &quot;DONE&quot;; &quot;---&gt;&quot;)" table:style-name="ce2">
            <text:p>DONE</text:p>
          </table:table-cell>
          <table:table-cell office:value-type="string" table:style-name="ce1">
            <text:p>108. Scarface (1983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9]+[.E109])&gt;1;1;0)" table:style-name="ce1">
            <text:p>1</text:p>
          </table:table-cell>
          <table:table-cell office:value-type="float" office:value="1" table:formula="of:=IF(([.D109]+[.E10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0]+[.E110]) &gt; 0; &quot;DONE&quot;; &quot;---&gt;&quot;)" table:style-name="ce2">
            <text:p>DONE</text:p>
          </table:table-cell>
          <table:table-cell office:value-type="string" table:style-name="ce1">
            <text:p>109. Batman Begins (200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0]+[.E110])&gt;1;1;0)" table:style-name="ce1">
            <text:p>0</text:p>
          </table:table-cell>
          <table:table-cell office:value-type="float" office:value="1" table:formula="of:=IF(([.D110]+[.E11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1]+[.E111]) &gt; 0; &quot;DONE&quot;; &quot;---&gt;&quot;)" table:style-name="ce2">
            <text:p>DONE</text:p>
          </table:table-cell>
          <table:table-cell office:value-type="string" table:style-name="ce1">
            <text:p>110. Some Like It Hot (195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11]+[.E111])&gt;1;1;0)" table:style-name="ce1">
            <text:p>1</text:p>
          </table:table-cell>
          <table:table-cell office:value-type="float" office:value="1" table:formula="of:=IF(([.D111]+[.E11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2]+[.E112]) &gt; 0; &quot;DONE&quot;; &quot;---&gt;&quot;)" table:style-name="ce2">
            <text:p>---&gt;</text:p>
          </table:table-cell>
          <table:table-cell office:value-type="string" table:style-name="ce1">
            <text:p>111. The Third Man (1949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12]+[.E112])&gt;1;1;0)" table:style-name="ce1">
            <text:p>0</text:p>
          </table:table-cell>
          <table:table-cell office:value-type="float" office:value="0" table:formula="of:=IF(([.D112]+[.E11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3]+[.E113]) &gt; 0; &quot;DONE&quot;; &quot;---&gt;&quot;)" table:style-name="ce2">
            <text:p>---&gt;</text:p>
          </table:table-cell>
          <table:table-cell office:value-type="string" table:style-name="ce1">
            <text:p>112. Unforgiven (199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3]+[.E113])&gt;1;1;0)" table:style-name="ce1">
            <text:p>0</text:p>
          </table:table-cell>
          <table:table-cell office:value-type="float" office:value="0" table:formula="of:=IF(([.D113]+[.E11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4]+[.E114]) &gt; 0; &quot;DONE&quot;; &quot;---&gt;&quot;)" table:style-name="ce2">
            <text:p>DONE</text:p>
          </table:table-cell>
          <table:table-cell office:value-type="string" table:style-name="ce1">
            <text:p>113. 3 Idiots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14]+[.E114])&gt;1;1;0)" table:style-name="ce1">
            <text:p>1</text:p>
          </table:table-cell>
          <table:table-cell office:value-type="float" office:value="1" table:formula="of:=IF(([.D114]+[.E11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5]+[.E115]) &gt; 0; &quot;DONE&quot;; &quot;---&gt;&quot;)" table:style-name="ce2">
            <text:p>DONE</text:p>
          </table:table-cell>
          <table:table-cell office:value-type="string" table:style-name="ce1">
            <text:p>114. Up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5]+[.E115])&gt;1;1;0)" table:style-name="ce1">
            <text:p>0</text:p>
          </table:table-cell>
          <table:table-cell office:value-type="float" office:value="1" table:formula="of:=IF(([.D115]+[.E11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6]+[.E116]) &gt; 0; &quot;DONE&quot;; &quot;---&gt;&quot;)" table:style-name="ce2">
            <text:p>---&gt;</text:p>
          </table:table-cell>
          <table:table-cell office:value-type="string" table:style-name="ce1">
            <text:p>115. Raging Bull (1980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6]+[.E116])&gt;1;1;0)" table:style-name="ce1">
            <text:p>0</text:p>
          </table:table-cell>
          <table:table-cell office:value-type="float" office:value="0" table:formula="of:=IF(([.D116]+[.E11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7]+[.E117]) &gt; 0; &quot;DONE&quot;; &quot;---&gt;&quot;)" table:style-name="ce2">
            <text:p>---&gt;</text:p>
          </table:table-cell>
          <table:table-cell office:value-type="string" table:style-name="ce1">
            <text:p>116. Downfall (2004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7]+[.E117])&gt;1;1;0)" table:style-name="ce1">
            <text:p>0</text:p>
          </table:table-cell>
          <table:table-cell office:value-type="float" office:value="0" table:formula="of:=IF(([.D117]+[.E11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8]+[.E118]) &gt; 0; &quot;DONE&quot;; &quot;---&gt;&quot;)" table:style-name="ce2">
            <text:p>---&gt;</text:p>
          </table:table-cell>
          <table:table-cell office:value-type="string" table:style-name="ce1">
            <text:p>117. The Hunt (201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8]+[.E118])&gt;1;1;0)" table:style-name="ce1">
            <text:p>0</text:p>
          </table:table-cell>
          <table:table-cell office:value-type="float" office:value="0" table:formula="of:=IF(([.D118]+[.E11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9]+[.E119]) &gt; 0; &quot;DONE&quot;; &quot;---&gt;&quot;)" table:style-name="ce2">
            <text:p>---&gt;</text:p>
          </table:table-cell>
          <table:table-cell office:value-type="string" table:style-name="ce1">
            <text:p>118. The Great Escape (1963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9]+[.E119])&gt;1;1;0)" table:style-name="ce1">
            <text:p>0</text:p>
          </table:table-cell>
          <table:table-cell office:value-type="float" office:value="0" table:formula="of:=IF(([.D119]+[.E11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0]+[.E120]) &gt; 0; &quot;DONE&quot;; &quot;---&gt;&quot;)" table:style-name="ce2">
            <text:p>DONE</text:p>
          </table:table-cell>
          <table:table-cell office:value-type="string" table:style-name="ce1">
            <text:p>119. Die Hard (198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20]+[.E120])&gt;1;1;0)" table:style-name="ce1">
            <text:p>0</text:p>
          </table:table-cell>
          <table:table-cell office:value-type="float" office:value="1" table:formula="of:=IF(([.D120]+[.E12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1]+[.E121]) &gt; 0; &quot;DONE&quot;; &quot;---&gt;&quot;)" table:style-name="ce2">
            <text:p>DONE</text:p>
          </table:table-cell>
          <table:table-cell office:value-type="string" table:style-name="ce1">
            <text:p>120. Good Will Hunting (1997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21]+[.E121])&gt;1;1;0)" table:style-name="ce1">
            <text:p>0</text:p>
          </table:table-cell>
          <table:table-cell office:value-type="float" office:value="1" table:formula="of:=IF(([.D121]+[.E12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2]+[.E122]) &gt; 0; &quot;DONE&quot;; &quot;---&gt;&quot;)" table:style-name="ce2">
            <text:p>DONE</text:p>
          </table:table-cell>
          <table:table-cell office:value-type="string" table:style-name="ce1">
            <text:p>121. Chinatown (1974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2]+[.E122])&gt;1;1;0)" table:style-name="ce1">
            <text:p>1</text:p>
          </table:table-cell>
          <table:table-cell office:value-type="float" office:value="1" table:formula="of:=IF(([.D122]+[.E12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3]+[.E123]) &gt; 0; &quot;DONE&quot;; &quot;---&gt;&quot;)" table:style-name="ce2">
            <text:p>---&gt;</text:p>
          </table:table-cell>
          <table:table-cell office:value-type="string" table:style-name="ce1">
            <text:p>122. Heat (199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3]+[.E123])&gt;1;1;0)" table:style-name="ce1">
            <text:p>0</text:p>
          </table:table-cell>
          <table:table-cell office:value-type="float" office:value="0" table:formula="of:=IF(([.D123]+[.E12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4]+[.E124]) &gt; 0; &quot;DONE&quot;; &quot;---&gt;&quot;)" table:style-name="ce2">
            <text:p>---&gt;</text:p>
          </table:table-cell>
          <table:table-cell office:value-type="string" table:style-name="ce1">
            <text:p>123. On the Waterfront (1954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4]+[.E124])&gt;1;1;0)" table:style-name="ce1">
            <text:p>0</text:p>
          </table:table-cell>
          <table:table-cell office:value-type="float" office:value="0" table:formula="of:=IF(([.D124]+[.E12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5]+[.E125]) &gt; 0; &quot;DONE&quot;; &quot;---&gt;&quot;)" table:style-name="ce2">
            <text:p>DONE</text:p>
          </table:table-cell>
          <table:table-cell office:value-type="string" table:style-name="ce1">
            <text:p>124. Pan's Labyrinth (2006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5]+[.E125])&gt;1;1;0)" table:style-name="ce1">
            <text:p>1</text:p>
          </table:table-cell>
          <table:table-cell office:value-type="float" office:value="1" table:formula="of:=IF(([.D125]+[.E12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6]+[.E126]) &gt; 0; &quot;DONE&quot;; &quot;---&gt;&quot;)" table:style-name="ce2">
            <text:p>---&gt;</text:p>
          </table:table-cell>
          <table:table-cell office:value-type="string" table:style-name="ce1">
            <text:p>125. Mr. Smith Goes to Washington (1939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6]+[.E126])&gt;1;1;0)" table:style-name="ce1">
            <text:p>0</text:p>
          </table:table-cell>
          <table:table-cell office:value-type="float" office:value="0" table:formula="of:=IF(([.D126]+[.E12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7]+[.E127]) &gt; 0; &quot;DONE&quot;; &quot;---&gt;&quot;)" table:style-name="ce2">
            <text:p>DONE</text:p>
          </table:table-cell>
          <table:table-cell office:value-type="string" table:style-name="ce1">
            <text:p>126. The Bridge on the River Kwai (1957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7]+[.E127])&gt;1;1;0)" table:style-name="ce1">
            <text:p>1</text:p>
          </table:table-cell>
          <table:table-cell office:value-type="float" office:value="1" table:formula="of:=IF(([.D127]+[.E12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8]+[.E128]) &gt; 0; &quot;DONE&quot;; &quot;---&gt;&quot;)" table:style-name="ce2">
            <text:p>DONE</text:p>
          </table:table-cell>
          <table:table-cell office:value-type="string" table:style-name="ce1">
            <text:p>127. My Neighbor Totoro (198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8]+[.E128])&gt;1;1;0)" table:style-name="ce1">
            <text:p>1</text:p>
          </table:table-cell>
          <table:table-cell office:value-type="float" office:value="1" table:formula="of:=IF(([.D128]+[.E12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9]+[.E129]) &gt; 0; &quot;DONE&quot;; &quot;---&gt;&quot;)" table:style-name="ce2">
            <text:p>DONE</text:p>
          </table:table-cell>
          <table:table-cell office:value-type="string" table:style-name="ce1">
            <text:p>128. Ran (198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9]+[.E129])&gt;1;1;0)" table:style-name="ce1">
            <text:p>1</text:p>
          </table:table-cell>
          <table:table-cell office:value-type="float" office:value="1" table:formula="of:=IF(([.D129]+[.E12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0]+[.E130]) &gt; 0; &quot;DONE&quot;; &quot;---&gt;&quot;)" table:style-name="ce2">
            <text:p>---&gt;</text:p>
          </table:table-cell>
          <table:table-cell office:value-type="string" table:style-name="ce1">
            <text:p>129. Ikiru - Einmal wirklich leben (195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0]+[.E130])&gt;1;1;0)" table:style-name="ce1">
            <text:p>0</text:p>
          </table:table-cell>
          <table:table-cell office:value-type="float" office:value="0" table:formula="of:=IF(([.D130]+[.E13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1]+[.E131]) &gt; 0; &quot;DONE&quot;; &quot;---&gt;&quot;)" table:style-name="ce2">
            <text:p>---&gt;</text:p>
          </table:table-cell>
          <table:table-cell office:value-type="string" table:style-name="ce1">
            <text:p>130. The Gold Rush (192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1]+[.E131])&gt;1;1;0)" table:style-name="ce1">
            <text:p>0</text:p>
          </table:table-cell>
          <table:table-cell office:value-type="float" office:value="0" table:formula="of:=IF(([.D131]+[.E13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2]+[.E132]) &gt; 0; &quot;DONE&quot;; &quot;---&gt;&quot;)" table:style-name="ce2">
            <text:p>---&gt;</text:p>
          </table:table-cell>
          <table:table-cell office:value-type="string" table:style-name="ce1">
            <text:p>131. The Seventh Seal (1957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2]+[.E132])&gt;1;1;0)" table:style-name="ce1">
            <text:p>0</text:p>
          </table:table-cell>
          <table:table-cell office:value-type="float" office:value="0" table:formula="of:=IF(([.D132]+[.E13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3]+[.E133]) &gt; 0; &quot;DONE&quot;; &quot;---&gt;&quot;)" table:style-name="ce2">
            <text:p>---&gt;</text:p>
          </table:table-cell>
          <table:table-cell office:value-type="string" table:style-name="ce1">
            <text:p>132. Blade Runner (198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3]+[.E133])&gt;1;1;0)" table:style-name="ce1">
            <text:p>0</text:p>
          </table:table-cell>
          <table:table-cell office:value-type="float" office:value="0" table:formula="of:=IF(([.D133]+[.E13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4]+[.E134]) &gt; 0; &quot;DONE&quot;; &quot;---&gt;&quot;)" table:style-name="ce2">
            <text:p>DONE</text:p>
          </table:table-cell>
          <table:table-cell office:value-type="string" table:style-name="ce1">
            <text:p>133. The Secret in Their Eyes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34]+[.E134])&gt;1;1;0)" table:style-name="ce1">
            <text:p>0</text:p>
          </table:table-cell>
          <table:table-cell office:value-type="float" office:value="1" table:formula="of:=IF(([.D134]+[.E13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5]+[.E135]) &gt; 0; &quot;DONE&quot;; &quot;---&gt;&quot;)" table:style-name="ce2">
            <text:p>---&gt;</text:p>
          </table:table-cell>
          <table:table-cell office:value-type="string" table:style-name="ce1">
            <text:p>134. Wild Strawberries (1957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5]+[.E135])&gt;1;1;0)" table:style-name="ce1">
            <text:p>0</text:p>
          </table:table-cell>
          <table:table-cell office:value-type="float" office:value="0" table:formula="of:=IF(([.D135]+[.E13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6]+[.E136]) &gt; 0; &quot;DONE&quot;; &quot;---&gt;&quot;)" table:style-name="ce2">
            <text:p>DONE</text:p>
          </table:table-cell>
          <table:table-cell office:value-type="string" table:style-name="ce1">
            <text:p>135. Mad Max: Fury Road (201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36]+[.E136])&gt;1;1;0)" table:style-name="ce1">
            <text:p>1</text:p>
          </table:table-cell>
          <table:table-cell office:value-type="float" office:value="1" table:formula="of:=IF(([.D136]+[.E13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7]+[.E137]) &gt; 0; &quot;DONE&quot;; &quot;---&gt;&quot;)" table:style-name="ce2">
            <text:p>DONE</text:p>
          </table:table-cell>
          <table:table-cell office:value-type="string" table:style-name="ce1">
            <text:p>136. Lock <text:s/>Stock and Two Smoking Barrels (199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37]+[.E137])&gt;1;1;0)" table:style-name="ce1">
            <text:p>0</text:p>
          </table:table-cell>
          <table:table-cell office:value-type="float" office:value="1" table:formula="of:=IF(([.D137]+[.E13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8]+[.E138]) &gt; 0; &quot;DONE&quot;; &quot;---&gt;&quot;)" table:style-name="ce2">
            <text:p>---&gt;</text:p>
          </table:table-cell>
          <table:table-cell office:value-type="string" table:style-name="ce1">
            <text:p>137. The General (1926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8]+[.E138])&gt;1;1;0)" table:style-name="ce1">
            <text:p>0</text:p>
          </table:table-cell>
          <table:table-cell office:value-type="float" office:value="0" table:formula="of:=IF(([.D138]+[.E13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9]+[.E139]) &gt; 0; &quot;DONE&quot;; &quot;---&gt;&quot;)" table:style-name="ce2">
            <text:p>---&gt;</text:p>
          </table:table-cell>
          <table:table-cell office:value-type="string" table:style-name="ce1">
            <text:p>138. The Elephant Man (1980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9]+[.E139])&gt;1;1;0)" table:style-name="ce1">
            <text:p>0</text:p>
          </table:table-cell>
          <table:table-cell office:value-type="float" office:value="0" table:formula="of:=IF(([.D139]+[.E13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0]+[.E140]) &gt; 0; &quot;DONE&quot;; &quot;---&gt;&quot;)" table:style-name="ce2">
            <text:p>---&gt;</text:p>
          </table:table-cell>
          <table:table-cell office:value-type="string" table:style-name="ce1">
            <text:p>139. Casino (199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40]+[.E140])&gt;1;1;0)" table:style-name="ce1">
            <text:p>0</text:p>
          </table:table-cell>
          <table:table-cell office:value-type="float" office:value="0" table:formula="of:=IF(([.D140]+[.E14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1]+[.E141]) &gt; 0; &quot;DONE&quot;; &quot;---&gt;&quot;)" table:style-name="ce2">
            <text:p>DONE</text:p>
          </table:table-cell>
          <table:table-cell office:value-type="string" table:style-name="ce1">
            <text:p>140. Howl's Moving Castle (2004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1]+[.E141])&gt;1;1;0)" table:style-name="ce1">
            <text:p>1</text:p>
          </table:table-cell>
          <table:table-cell office:value-type="float" office:value="1" table:formula="of:=IF(([.D141]+[.E14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2]+[.E142]) &gt; 0; &quot;DONE&quot;; &quot;---&gt;&quot;)" table:style-name="ce2">
            <text:p>---&gt;</text:p>
          </table:table-cell>
          <table:table-cell office:value-type="string" table:style-name="ce1">
            <text:p>141. The Martian (201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42]+[.E142])&gt;1;1;0)" table:style-name="ce1">
            <text:p>0</text:p>
          </table:table-cell>
          <table:table-cell office:value-type="float" office:value="0" table:formula="of:=IF(([.D142]+[.E14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3]+[.E143]) &gt; 0; &quot;DONE&quot;; &quot;---&gt;&quot;)" table:style-name="ce2">
            <text:p>DONE</text:p>
          </table:table-cell>
          <table:table-cell office:value-type="string" table:style-name="ce1">
            <text:p>142. Warrior (2011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3]+[.E143])&gt;1;1;0)" table:style-name="ce1">
            <text:p>0</text:p>
          </table:table-cell>
          <table:table-cell office:value-type="float" office:value="1" table:formula="of:=IF(([.D143]+[.E14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4]+[.E144]) &gt; 0; &quot;DONE&quot;; &quot;---&gt;&quot;)" table:style-name="ce2">
            <text:p>DONE</text:p>
          </table:table-cell>
          <table:table-cell office:value-type="string" table:style-name="ce1">
            <text:p>143. The Wolf of Wall Street (2013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4]+[.E144])&gt;1;1;0)" table:style-name="ce1">
            <text:p>1</text:p>
          </table:table-cell>
          <table:table-cell office:value-type="float" office:value="1" table:formula="of:=IF(([.D144]+[.E14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5]+[.E145]) &gt; 0; &quot;DONE&quot;; &quot;---&gt;&quot;)" table:style-name="ce2">
            <text:p>DONE</text:p>
          </table:table-cell>
          <table:table-cell office:value-type="string" table:style-name="ce1">
            <text:p>144. Gran Torino (200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5]+[.E145])&gt;1;1;0)" table:style-name="ce1">
            <text:p>0</text:p>
          </table:table-cell>
          <table:table-cell office:value-type="float" office:value="1" table:formula="of:=IF(([.D145]+[.E14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6]+[.E146]) &gt; 0; &quot;DONE&quot;; &quot;---&gt;&quot;)" table:style-name="ce2">
            <text:p>DONE</text:p>
          </table:table-cell>
          <table:table-cell office:value-type="string" table:style-name="ce1">
            <text:p>145. V for Vendetta (200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6]+[.E146])&gt;1;1;0)" table:style-name="ce1">
            <text:p>0</text:p>
          </table:table-cell>
          <table:table-cell office:value-type="float" office:value="1" table:formula="of:=IF(([.D146]+[.E14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7]+[.E147]) &gt; 0; &quot;DONE&quot;; &quot;---&gt;&quot;)" table:style-name="ce2">
            <text:p>DONE</text:p>
          </table:table-cell>
          <table:table-cell office:value-type="string" table:style-name="ce1">
            <text:p>146. The Big Lebowski (199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7]+[.E147])&gt;1;1;0)" table:style-name="ce1">
            <text:p>1</text:p>
          </table:table-cell>
          <table:table-cell office:value-type="float" office:value="1" table:formula="of:=IF(([.D147]+[.E14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8]+[.E148]) &gt; 0; &quot;DONE&quot;; &quot;---&gt;&quot;)" table:style-name="ce2">
            <text:p>DONE</text:p>
          </table:table-cell>
          <table:table-cell office:value-type="string" table:style-name="ce1">
            <text:p>147. Judgment at Nuremberg (1961)</text:p>
          </table:table-cell>
          <table:table-cell office:value-type="float" office:value="8.1" table:style-name="ce3">
            <text:p>8,1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148]+[.E148])&gt;1;1;0)" table:style-name="ce1">
            <text:p>0</text:p>
          </table:table-cell>
          <table:table-cell office:value-type="float" office:value="1" table:formula="of:=IF(([.D148]+[.E14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9]+[.E149]) &gt; 0; &quot;DONE&quot;; &quot;---&gt;&quot;)" table:style-name="ce2">
            <text:p>---&gt;</text:p>
          </table:table-cell>
          <table:table-cell office:value-type="string" table:style-name="ce1">
            <text:p>148. Rebecca (194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49]+[.E149])&gt;1;1;0)" table:style-name="ce1">
            <text:p>0</text:p>
          </table:table-cell>
          <table:table-cell office:value-type="float" office:value="0" table:formula="of:=IF(([.D149]+[.E14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0]+[.E150]) &gt; 0; &quot;DONE&quot;; &quot;---&gt;&quot;)" table:style-name="ce2">
            <text:p>DONE</text:p>
          </table:table-cell>
          <table:table-cell office:value-type="string" table:style-name="ce1">
            <text:p>149. A Beautiful Mind (2001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50]+[.E150])&gt;1;1;0)" table:style-name="ce1">
            <text:p>0</text:p>
          </table:table-cell>
          <table:table-cell office:value-type="float" office:value="1" table:formula="of:=IF(([.D150]+[.E15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1]+[.E151]) &gt; 0; &quot;DONE&quot;; &quot;---&gt;&quot;)" table:style-name="ce2">
            <text:p>---&gt;</text:p>
          </table:table-cell>
          <table:table-cell office:value-type="string" table:style-name="ce1">
            <text:p>150. The Deer Hunter (1978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1]+[.E151])&gt;1;1;0)" table:style-name="ce1">
            <text:p>0</text:p>
          </table:table-cell>
          <table:table-cell office:value-type="float" office:value="0" table:formula="of:=IF(([.D151]+[.E15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2]+[.E152]) &gt; 0; &quot;DONE&quot;; &quot;---&gt;&quot;)" table:style-name="ce2">
            <text:p>DONE</text:p>
          </table:table-cell>
          <table:table-cell office:value-type="string" table:style-name="ce1">
            <text:p>151. How to Train Your Dragon (2010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2]+[.E152])&gt;1;1;0)" table:style-name="ce1">
            <text:p>1</text:p>
          </table:table-cell>
          <table:table-cell office:value-type="float" office:value="1" table:formula="of:=IF(([.D152]+[.E15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3]+[.E153]) &gt; 0; &quot;DONE&quot;; &quot;---&gt;&quot;)" table:style-name="ce2">
            <text:p>---&gt;</text:p>
          </table:table-cell>
          <table:table-cell office:value-type="string" table:style-name="ce1">
            <text:p>152. Cool Hand Luke (196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3]+[.E153])&gt;1;1;0)" table:style-name="ce1">
            <text:p>0</text:p>
          </table:table-cell>
          <table:table-cell office:value-type="float" office:value="0" table:formula="of:=IF(([.D153]+[.E15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4]+[.E154]) &gt; 0; &quot;DONE&quot;; &quot;---&gt;&quot;)" table:style-name="ce2">
            <text:p>---&gt;</text:p>
          </table:table-cell>
          <table:table-cell office:value-type="string" table:style-name="ce1">
            <text:p>153. Gone with the Wind (193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4]+[.E154])&gt;1;1;0)" table:style-name="ce1">
            <text:p>0</text:p>
          </table:table-cell>
          <table:table-cell office:value-type="float" office:value="0" table:formula="of:=IF(([.D154]+[.E15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5]+[.E155]) &gt; 0; &quot;DONE&quot;; &quot;---&gt;&quot;)" table:style-name="ce2">
            <text:p>DONE</text:p>
          </table:table-cell>
          <table:table-cell office:value-type="string" table:style-name="ce1">
            <text:p>154. Fargo (1996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5]+[.E155])&gt;1;1;0)" table:style-name="ce1">
            <text:p>1</text:p>
          </table:table-cell>
          <table:table-cell office:value-type="float" office:value="1" table:formula="of:=IF(([.D155]+[.E15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6]+[.E156]) &gt; 0; &quot;DONE&quot;; &quot;---&gt;&quot;)" table:style-name="ce2">
            <text:p>---&gt;</text:p>
          </table:table-cell>
          <table:table-cell office:value-type="string" table:style-name="ce1">
            <text:p>155. Trainspotting (199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6]+[.E156])&gt;1;1;0)" table:style-name="ce1">
            <text:p>0</text:p>
          </table:table-cell>
          <table:table-cell office:value-type="float" office:value="0" table:formula="of:=IF(([.D156]+[.E15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7]+[.E157]) &gt; 0; &quot;DONE&quot;; &quot;---&gt;&quot;)" table:style-name="ce2">
            <text:p>---&gt;</text:p>
          </table:table-cell>
          <table:table-cell office:value-type="string" table:style-name="ce1">
            <text:p>156. Dial M for Murder (195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7]+[.E157])&gt;1;1;0)" table:style-name="ce1">
            <text:p>0</text:p>
          </table:table-cell>
          <table:table-cell office:value-type="float" office:value="0" table:formula="of:=IF(([.D157]+[.E15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8]+[.E158]) &gt; 0; &quot;DONE&quot;; &quot;---&gt;&quot;)" table:style-name="ce2">
            <text:p>---&gt;</text:p>
          </table:table-cell>
          <table:table-cell office:value-type="string" table:style-name="ce1">
            <text:p>157. It Happened One Night (193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8]+[.E158])&gt;1;1;0)" table:style-name="ce1">
            <text:p>0</text:p>
          </table:table-cell>
          <table:table-cell office:value-type="float" office:value="0" table:formula="of:=IF(([.D158]+[.E15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9]+[.E159]) &gt; 0; &quot;DONE&quot;; &quot;---&gt;&quot;)" table:style-name="ce2">
            <text:p>DONE</text:p>
          </table:table-cell>
          <table:table-cell office:value-type="string" table:style-name="ce1">
            <text:p>158. Into the Wild (2007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59]+[.E159])&gt;1;1;0)" table:style-name="ce1">
            <text:p>0</text:p>
          </table:table-cell>
          <table:table-cell office:value-type="float" office:value="1" table:formula="of:=IF(([.D159]+[.E15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0]+[.E160]) &gt; 0; &quot;DONE&quot;; &quot;---&gt;&quot;)" table:style-name="ce2">
            <text:p>---&gt;</text:p>
          </table:table-cell>
          <table:table-cell office:value-type="string" table:style-name="ce1">
            <text:p>159. The Sixth Sense (199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0]+[.E160])&gt;1;1;0)" table:style-name="ce1">
            <text:p>0</text:p>
          </table:table-cell>
          <table:table-cell office:value-type="float" office:value="0" table:formula="of:=IF(([.D160]+[.E16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1]+[.E161]) &gt; 0; &quot;DONE&quot;; &quot;---&gt;&quot;)" table:style-name="ce2">
            <text:p>DONE</text:p>
          </table:table-cell>
          <table:table-cell office:value-type="string" table:style-name="ce1">
            <text:p>160. Gone Girl (201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1]+[.E161])&gt;1;1;0)" table:style-name="ce1">
            <text:p>0</text:p>
          </table:table-cell>
          <table:table-cell office:value-type="float" office:value="1" table:formula="of:=IF(([.D161]+[.E16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2]+[.E162]) &gt; 0; &quot;DONE&quot;; &quot;---&gt;&quot;)" table:style-name="ce2">
            <text:p>---&gt;</text:p>
          </table:table-cell>
          <table:table-cell office:value-type="string" table:style-name="ce1">
            <text:p>161. Die Frau die singt - Incendies (201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2]+[.E162])&gt;1;1;0)" table:style-name="ce1">
            <text:p>0</text:p>
          </table:table-cell>
          <table:table-cell office:value-type="float" office:value="0" table:formula="of:=IF(([.D162]+[.E16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3]+[.E163]) &gt; 0; &quot;DONE&quot;; &quot;---&gt;&quot;)" table:style-name="ce2">
            <text:p>DONE</text:p>
          </table:table-cell>
          <table:table-cell office:value-type="string" table:style-name="ce1">
            <text:p>162. Finding Nemo (200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63]+[.E163])&gt;1;1;0)" table:style-name="ce1">
            <text:p>1</text:p>
          </table:table-cell>
          <table:table-cell office:value-type="float" office:value="1" table:formula="of:=IF(([.D163]+[.E16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4]+[.E164]) &gt; 0; &quot;DONE&quot;; &quot;---&gt;&quot;)" table:style-name="ce2">
            <text:p>DONE</text:p>
          </table:table-cell>
          <table:table-cell office:value-type="string" table:style-name="ce1">
            <text:p>163. Rush (201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4]+[.E164])&gt;1;1;0)" table:style-name="ce1">
            <text:p>0</text:p>
          </table:table-cell>
          <table:table-cell office:value-type="float" office:value="1" table:formula="of:=IF(([.D164]+[.E16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5]+[.E165]) &gt; 0; &quot;DONE&quot;; &quot;---&gt;&quot;)" table:style-name="ce2">
            <text:p>DONE</text:p>
          </table:table-cell>
          <table:table-cell office:value-type="string" table:style-name="ce1">
            <text:p>164. Mary &amp; Max oder - Schrumpfen Schafe wenn es regnet (200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5]+[.E165])&gt;1;1;0)" table:style-name="ce1">
            <text:p>0</text:p>
          </table:table-cell>
          <table:table-cell office:value-type="float" office:value="1" table:formula="of:=IF(([.D165]+[.E16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6]+[.E166]) &gt; 0; &quot;DONE&quot;; &quot;---&gt;&quot;)" table:style-name="ce2">
            <text:p>DONE</text:p>
          </table:table-cell>
          <table:table-cell office:value-type="string" table:style-name="ce1">
            <text:p>165. No Country for Old Men (2007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6]+[.E166])&gt;1;1;0)" table:style-name="ce1">
            <text:p>0</text:p>
          </table:table-cell>
          <table:table-cell office:value-type="float" office:value="1" table:formula="of:=IF(([.D166]+[.E16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7]+[.E167]) &gt; 0; &quot;DONE&quot;; &quot;---&gt;&quot;)" table:style-name="ce2">
            <text:p>---&gt;</text:p>
          </table:table-cell>
          <table:table-cell office:value-type="string" table:style-name="ce1">
            <text:p>166. The Maltese Falcon (1941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7]+[.E167])&gt;1;1;0)" table:style-name="ce1">
            <text:p>0</text:p>
          </table:table-cell>
          <table:table-cell office:value-type="float" office:value="0" table:formula="of:=IF(([.D167]+[.E16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8]+[.E168]) &gt; 0; &quot;DONE&quot;; &quot;---&gt;&quot;)" table:style-name="ce2">
            <text:p>---&gt;</text:p>
          </table:table-cell>
          <table:table-cell office:value-type="string" table:style-name="ce1">
            <text:p>167. The Thing (1982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8]+[.E168])&gt;1;1;0)" table:style-name="ce1">
            <text:p>0</text:p>
          </table:table-cell>
          <table:table-cell office:value-type="float" office:value="0" table:formula="of:=IF(([.D168]+[.E16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9]+[.E169]) &gt; 0; &quot;DONE&quot;; &quot;---&gt;&quot;)" table:style-name="ce2">
            <text:p>DONE</text:p>
          </table:table-cell>
          <table:table-cell office:value-type="string" table:style-name="ce1">
            <text:p>168. Kill Bill: Vol. 1 (200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69]+[.E169])&gt;1;1;0)" table:style-name="ce1">
            <text:p>1</text:p>
          </table:table-cell>
          <table:table-cell office:value-type="float" office:value="1" table:formula="of:=IF(([.D169]+[.E16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0]+[.E170]) &gt; 0; &quot;DONE&quot;; &quot;---&gt;&quot;)" table:style-name="ce2">
            <text:p>DONE</text:p>
          </table:table-cell>
          <table:table-cell office:value-type="string" table:style-name="ce1">
            <text:p>169. Hotel Rwanda (200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0]+[.E170])&gt;1;1;0)" table:style-name="ce1">
            <text:p>1</text:p>
          </table:table-cell>
          <table:table-cell office:value-type="float" office:value="1" table:formula="of:=IF(([.D170]+[.E17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1]+[.E171]) &gt; 0; &quot;DONE&quot;; &quot;---&gt;&quot;)" table:style-name="ce2">
            <text:p>DONE</text:p>
          </table:table-cell>
          <table:table-cell office:value-type="string" table:style-name="ce1">
            <text:p>170. Life of Brian (197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71]+[.E171])&gt;1;1;0)" table:style-name="ce1">
            <text:p>0</text:p>
          </table:table-cell>
          <table:table-cell office:value-type="float" office:value="1" table:formula="of:=IF(([.D171]+[.E17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2]+[.E172]) &gt; 0; &quot;DONE&quot;; &quot;---&gt;&quot;)" table:style-name="ce2">
            <text:p>---&gt;</text:p>
          </table:table-cell>
          <table:table-cell office:value-type="string" table:style-name="ce1">
            <text:p>171. The Wages of Fear (1953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2]+[.E172])&gt;1;1;0)" table:style-name="ce1">
            <text:p>0</text:p>
          </table:table-cell>
          <table:table-cell office:value-type="float" office:value="0" table:formula="of:=IF(([.D172]+[.E17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3]+[.E173]) &gt; 0; &quot;DONE&quot;; &quot;---&gt;&quot;)" table:style-name="ce2">
            <text:p>DONE</text:p>
          </table:table-cell>
          <table:table-cell office:value-type="string" table:style-name="ce1">
            <text:p>172. Platoon (1986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3]+[.E173])&gt;1;1;0)" table:style-name="ce1">
            <text:p>1</text:p>
          </table:table-cell>
          <table:table-cell office:value-type="float" office:value="1" table:formula="of:=IF(([.D173]+[.E17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4]+[.E174]) &gt; 0; &quot;DONE&quot;; &quot;---&gt;&quot;)" table:style-name="ce2">
            <text:p>---&gt;</text:p>
          </table:table-cell>
          <table:table-cell office:value-type="string" table:style-name="ce1">
            <text:p>173. Butch Cassidy and the Sundance Kid (196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4]+[.E174])&gt;1;1;0)" table:style-name="ce1">
            <text:p>0</text:p>
          </table:table-cell>
          <table:table-cell office:value-type="float" office:value="0" table:formula="of:=IF(([.D174]+[.E17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5]+[.E175]) &gt; 0; &quot;DONE&quot;; &quot;---&gt;&quot;)" table:style-name="ce2">
            <text:p>---&gt;</text:p>
          </table:table-cell>
          <table:table-cell office:value-type="string" table:style-name="ce1">
            <text:p>174. There Will Be Blood (200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5]+[.E175])&gt;1;1;0)" table:style-name="ce1">
            <text:p>0</text:p>
          </table:table-cell>
          <table:table-cell office:value-type="float" office:value="0" table:formula="of:=IF(([.D175]+[.E17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6]+[.E176]) &gt; 0; &quot;DONE&quot;; &quot;---&gt;&quot;)" table:style-name="ce2">
            <text:p>---&gt;</text:p>
          </table:table-cell>
          <table:table-cell office:value-type="string" table:style-name="ce1">
            <text:p>175. Network (197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6]+[.E176])&gt;1;1;0)" table:style-name="ce1">
            <text:p>0</text:p>
          </table:table-cell>
          <table:table-cell office:value-type="float" office:value="0" table:formula="of:=IF(([.D176]+[.E17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7]+[.E177]) &gt; 0; &quot;DONE&quot;; &quot;---&gt;&quot;)" table:style-name="ce2">
            <text:p>---&gt;</text:p>
          </table:table-cell>
          <table:table-cell office:value-type="string" table:style-name="ce1">
            <text:p>176. The 400 Blows (195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7]+[.E177])&gt;1;1;0)" table:style-name="ce1">
            <text:p>0</text:p>
          </table:table-cell>
          <table:table-cell office:value-type="float" office:value="0" table:formula="of:=IF(([.D177]+[.E17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8]+[.E178]) &gt; 0; &quot;DONE&quot;; &quot;---&gt;&quot;)" table:style-name="ce2">
            <text:p>---&gt;</text:p>
          </table:table-cell>
          <table:table-cell office:value-type="string" table:style-name="ce1">
            <text:p>177. Touch of Evil (1958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8]+[.E178])&gt;1;1;0)" table:style-name="ce1">
            <text:p>0</text:p>
          </table:table-cell>
          <table:table-cell office:value-type="float" office:value="0" table:formula="of:=IF(([.D178]+[.E17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9]+[.E179]) &gt; 0; &quot;DONE&quot;; &quot;---&gt;&quot;)" table:style-name="ce2">
            <text:p>---&gt;</text:p>
          </table:table-cell>
          <table:table-cell office:value-type="string" table:style-name="ce1">
            <text:p>178. Stand by Me (198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9]+[.E179])&gt;1;1;0)" table:style-name="ce1">
            <text:p>0</text:p>
          </table:table-cell>
          <table:table-cell office:value-type="float" office:value="0" table:formula="of:=IF(([.D179]+[.E17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0]+[.E180]) &gt; 0; &quot;DONE&quot;; &quot;---&gt;&quot;)" table:style-name="ce2">
            <text:p>---&gt;</text:p>
          </table:table-cell>
          <table:table-cell office:value-type="string" table:style-name="ce1">
            <text:p>179. Persona (196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0]+[.E180])&gt;1;1;0)" table:style-name="ce1">
            <text:p>0</text:p>
          </table:table-cell>
          <table:table-cell office:value-type="float" office:value="0" table:formula="of:=IF(([.D180]+[.E18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1]+[.E181]) &gt; 0; &quot;DONE&quot;; &quot;---&gt;&quot;)" table:style-name="ce2">
            <text:p>DONE</text:p>
          </table:table-cell>
          <table:table-cell office:value-type="string" table:style-name="ce1">
            <text:p>180. 12 Years a Slave (201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1]+[.E181])&gt;1;1;0)" table:style-name="ce1">
            <text:p>0</text:p>
          </table:table-cell>
          <table:table-cell office:value-type="float" office:value="1" table:formula="of:=IF(([.D181]+[.E18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2]+[.E182]) &gt; 0; &quot;DONE&quot;; &quot;---&gt;&quot;)" table:style-name="ce2">
            <text:p>---&gt;</text:p>
          </table:table-cell>
          <table:table-cell office:value-type="string" table:style-name="ce1">
            <text:p>181. The Princess Bride (198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2]+[.E182])&gt;1;1;0)" table:style-name="ce1">
            <text:p>0</text:p>
          </table:table-cell>
          <table:table-cell office:value-type="float" office:value="0" table:formula="of:=IF(([.D182]+[.E18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3]+[.E183]) &gt; 0; &quot;DONE&quot;; &quot;---&gt;&quot;)" table:style-name="ce2">
            <text:p>---&gt;</text:p>
          </table:table-cell>
          <table:table-cell office:value-type="string" table:style-name="ce1">
            <text:p>182. Im Namen des Vaters (1993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3]+[.E183])&gt;1;1;0)" table:style-name="ce1">
            <text:p>0</text:p>
          </table:table-cell>
          <table:table-cell office:value-type="float" office:value="0" table:formula="of:=IF(([.D183]+[.E18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4]+[.E184]) &gt; 0; &quot;DONE&quot;; &quot;---&gt;&quot;)" table:style-name="ce2">
            <text:p>---&gt;</text:p>
          </table:table-cell>
          <table:table-cell office:value-type="string" table:style-name="ce1">
            <text:p>183. Amores Perros (200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4]+[.E184])&gt;1;1;0)" table:style-name="ce1">
            <text:p>0</text:p>
          </table:table-cell>
          <table:table-cell office:value-type="float" office:value="0" table:formula="of:=IF(([.D184]+[.E18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5]+[.E185]) &gt; 0; &quot;DONE&quot;; &quot;---&gt;&quot;)" table:style-name="ce2">
            <text:p>DONE</text:p>
          </table:table-cell>
          <table:table-cell office:value-type="string" table:style-name="ce1">
            <text:p>184. The Grand Budapest Hotel (201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85]+[.E185])&gt;1;1;0)" table:style-name="ce1">
            <text:p>1</text:p>
          </table:table-cell>
          <table:table-cell office:value-type="float" office:value="1" table:formula="of:=IF(([.D185]+[.E18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6]+[.E186]) &gt; 0; &quot;DONE&quot;; &quot;---&gt;&quot;)" table:style-name="ce2">
            <text:p>DONE</text:p>
          </table:table-cell>
          <table:table-cell office:value-type="string" table:style-name="ce1">
            <text:p>185. Million Dollar Baby (200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6]+[.E186])&gt;1;1;0)" table:style-name="ce1">
            <text:p>0</text:p>
          </table:table-cell>
          <table:table-cell office:value-type="float" office:value="1" table:formula="of:=IF(([.D186]+[.E18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7]+[.E187]) &gt; 0; &quot;DONE&quot;; &quot;---&gt;&quot;)" table:style-name="ce2">
            <text:p>---&gt;</text:p>
          </table:table-cell>
          <table:table-cell office:value-type="string" table:style-name="ce1">
            <text:p>186. Annie Hall (197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7]+[.E187])&gt;1;1;0)" table:style-name="ce1">
            <text:p>0</text:p>
          </table:table-cell>
          <table:table-cell office:value-type="float" office:value="0" table:formula="of:=IF(([.D187]+[.E18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8]+[.E188]) &gt; 0; &quot;DONE&quot;; &quot;---&gt;&quot;)" table:style-name="ce2">
            <text:p>---&gt;</text:p>
          </table:table-cell>
          <table:table-cell office:value-type="string" table:style-name="ce1">
            <text:p>187. Ben-Hur (195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8]+[.E188])&gt;1;1;0)" table:style-name="ce1">
            <text:p>0</text:p>
          </table:table-cell>
          <table:table-cell office:value-type="float" office:value="0" table:formula="of:=IF(([.D188]+[.E18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9]+[.E189]) &gt; 0; &quot;DONE&quot;; &quot;---&gt;&quot;)" table:style-name="ce2">
            <text:p>---&gt;</text:p>
          </table:table-cell>
          <table:table-cell office:value-type="string" table:style-name="ce1">
            <text:p>188. The Grapes of Wrath (194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9]+[.E189])&gt;1;1;0)" table:style-name="ce1">
            <text:p>0</text:p>
          </table:table-cell>
          <table:table-cell office:value-type="float" office:value="0" table:formula="of:=IF(([.D189]+[.E18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0]+[.E190]) &gt; 0; &quot;DONE&quot;; &quot;---&gt;&quot;)" table:style-name="ce2">
            <text:p>DONE</text:p>
          </table:table-cell>
          <table:table-cell office:value-type="string" table:style-name="ce1">
            <text:p>189. Shutter Island (2010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90]+[.E190])&gt;1;1;0)" table:style-name="ce1">
            <text:p>0</text:p>
          </table:table-cell>
          <table:table-cell office:value-type="float" office:value="1" table:formula="of:=IF(([.D190]+[.E19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1]+[.E191]) &gt; 0; &quot;DONE&quot;; &quot;---&gt;&quot;)" table:style-name="ce2">
            <text:p>DONE</text:p>
          </table:table-cell>
          <table:table-cell office:value-type="string" table:style-name="ce1">
            <text:p>190. Hachi: A Dog's Tale (200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1]+[.E191])&gt;1;1;0)" table:style-name="ce1">
            <text:p>1</text:p>
          </table:table-cell>
          <table:table-cell office:value-type="float" office:value="1" table:formula="of:=IF(([.D191]+[.E19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2]+[.E192]) &gt; 0; &quot;DONE&quot;; &quot;---&gt;&quot;)" table:style-name="ce2">
            <text:p>DONE</text:p>
          </table:table-cell>
          <table:table-cell office:value-type="string" table:style-name="ce1">
            <text:p>191. Nausicaä of the Valley of the Wind (198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2]+[.E192])&gt;1;1;0)" table:style-name="ce1">
            <text:p>1</text:p>
          </table:table-cell>
          <table:table-cell office:value-type="float" office:value="1" table:formula="of:=IF(([.D192]+[.E19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3]+[.E193]) &gt; 0; &quot;DONE&quot;; &quot;---&gt;&quot;)" table:style-name="ce2">
            <text:p>---&gt;</text:p>
          </table:table-cell>
          <table:table-cell office:value-type="string" table:style-name="ce1">
            <text:p>192. Diabolique (1955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3]+[.E193])&gt;1;1;0)" table:style-name="ce1">
            <text:p>0</text:p>
          </table:table-cell>
          <table:table-cell office:value-type="float" office:value="0" table:formula="of:=IF(([.D193]+[.E19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4]+[.E194]) &gt; 0; &quot;DONE&quot;; &quot;---&gt;&quot;)" table:style-name="ce2">
            <text:p>---&gt;</text:p>
          </table:table-cell>
          <table:table-cell office:value-type="string" table:style-name="ce1">
            <text:p>193. Wild Tales: Jeder dreht mal durch! (201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4]+[.E194])&gt;1;1;0)" table:style-name="ce1">
            <text:p>0</text:p>
          </table:table-cell>
          <table:table-cell office:value-type="float" office:value="0" table:formula="of:=IF(([.D194]+[.E19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5]+[.E195]) &gt; 0; &quot;DONE&quot;; &quot;---&gt;&quot;)" table:style-name="ce2">
            <text:p>---&gt;</text:p>
          </table:table-cell>
          <table:table-cell office:value-type="string" table:style-name="ce1">
            <text:p>194. Stalker (197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5]+[.E195])&gt;1;1;0)" table:style-name="ce1">
            <text:p>0</text:p>
          </table:table-cell>
          <table:table-cell office:value-type="float" office:value="0" table:formula="of:=IF(([.D195]+[.E19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6]+[.E196]) &gt; 0; &quot;DONE&quot;; &quot;---&gt;&quot;)" table:style-name="ce2">
            <text:p>DONE</text:p>
          </table:table-cell>
          <table:table-cell office:value-type="string" table:style-name="ce1">
            <text:p>195. Sin City (2005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6]+[.E196])&gt;1;1;0)" table:style-name="ce1">
            <text:p>1</text:p>
          </table:table-cell>
          <table:table-cell office:value-type="float" office:value="1" table:formula="of:=IF(([.D196]+[.E19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7]+[.E197]) &gt; 0; &quot;DONE&quot;; &quot;---&gt;&quot;)" table:style-name="ce2">
            <text:p>DONE</text:p>
          </table:table-cell>
          <table:table-cell office:value-type="string" table:style-name="ce1">
            <text:p>196. Gandhi (1982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7]+[.E197])&gt;1;1;0)" table:style-name="ce1">
            <text:p>1</text:p>
          </table:table-cell>
          <table:table-cell office:value-type="float" office:value="1" table:formula="of:=IF(([.D197]+[.E19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8]+[.E198]) &gt; 0; &quot;DONE&quot;; &quot;---&gt;&quot;)" table:style-name="ce2">
            <text:p>---&gt;</text:p>
          </table:table-cell>
          <table:table-cell office:value-type="string" table:style-name="ce1">
            <text:p>197. The Wizard of Oz (193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8]+[.E198])&gt;1;1;0)" table:style-name="ce1">
            <text:p>0</text:p>
          </table:table-cell>
          <table:table-cell office:value-type="float" office:value="0" table:formula="of:=IF(([.D198]+[.E19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9]+[.E199]) &gt; 0; &quot;DONE&quot;; &quot;---&gt;&quot;)" table:style-name="ce2">
            <text:p>---&gt;</text:p>
          </table:table-cell>
          <table:table-cell office:value-type="string" table:style-name="ce1">
            <text:p>198. The Best Years of Our Lives (194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9]+[.E199])&gt;1;1;0)" table:style-name="ce1">
            <text:p>0</text:p>
          </table:table-cell>
          <table:table-cell office:value-type="float" office:value="0" table:formula="of:=IF(([.D199]+[.E19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0]+[.E200]) &gt; 0; &quot;DONE&quot;; &quot;---&gt;&quot;)" table:style-name="ce2">
            <text:p>DONE</text:p>
          </table:table-cell>
          <table:table-cell office:value-type="string" table:style-name="ce1">
            <text:p>199. The Bourne Ultimatum (2007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00]+[.E200])&gt;1;1;0)" table:style-name="ce1">
            <text:p>1</text:p>
          </table:table-cell>
          <table:table-cell office:value-type="float" office:value="1" table:formula="of:=IF(([.D200]+[.E20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1]+[.E201]) &gt; 0; &quot;DONE&quot;; &quot;---&gt;&quot;)" table:style-name="ce2">
            <text:p>DONE</text:p>
          </table:table-cell>
          <table:table-cell office:value-type="string" table:style-name="ce1">
            <text:p>200. Jurassic Park (1993)</text:p>
          </table:table-cell>
          <table:table-cell office:value-type="float" office:value="8" table:style-name="ce3">
            <text:p>8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201]+[.E201])&gt;1;1;0)" table:style-name="ce1">
            <text:p>0</text:p>
          </table:table-cell>
          <table:table-cell office:value-type="float" office:value="1" table:formula="of:=IF(([.D201]+[.E20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2]+[.E202]) &gt; 0; &quot;DONE&quot;; &quot;---&gt;&quot;)" table:style-name="ce2">
            <text:p>---&gt;</text:p>
          </table:table-cell>
          <table:table-cell office:value-type="string" table:style-name="ce1">
            <text:p>201. Donnie Darko (200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2]+[.E202])&gt;1;1;0)" table:style-name="ce1">
            <text:p>0</text:p>
          </table:table-cell>
          <table:table-cell office:value-type="float" office:value="0" table:formula="of:=IF(([.D202]+[.E20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3]+[.E203]) &gt; 0; &quot;DONE&quot;; &quot;---&gt;&quot;)" table:style-name="ce2">
            <text:p>---&gt;</text:p>
          </table:table-cell>
          <table:table-cell office:value-type="string" table:style-name="ce1">
            <text:p>202. 8½ (196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3]+[.E203])&gt;1;1;0)" table:style-name="ce1">
            <text:p>0</text:p>
          </table:table-cell>
          <table:table-cell office:value-type="float" office:value="0" table:formula="of:=IF(([.D203]+[.E20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4]+[.E204]) &gt; 0; &quot;DONE&quot;; &quot;---&gt;&quot;)" table:style-name="ce2">
            <text:p>---&gt;</text:p>
          </table:table-cell>
          <table:table-cell office:value-type="string" table:style-name="ce1">
            <text:p>203. Strangers on a Train (195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4]+[.E204])&gt;1;1;0)" table:style-name="ce1">
            <text:p>0</text:p>
          </table:table-cell>
          <table:table-cell office:value-type="float" office:value="0" table:formula="of:=IF(([.D204]+[.E20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5]+[.E205]) &gt; 0; &quot;DONE&quot;; &quot;---&gt;&quot;)" table:style-name="ce2">
            <text:p>DONE</text:p>
          </table:table-cell>
          <table:table-cell office:value-type="string" table:style-name="ce1">
            <text:p>204. Before Sunrise (1995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5]+[.E205])&gt;1;1;0)" table:style-name="ce1">
            <text:p>0</text:p>
          </table:table-cell>
          <table:table-cell office:value-type="float" office:value="1" table:formula="of:=IF(([.D205]+[.E20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6]+[.E206]) &gt; 0; &quot;DONE&quot;; &quot;---&gt;&quot;)" table:style-name="ce2">
            <text:p>DONE</text:p>
          </table:table-cell>
          <table:table-cell office:value-type="string" table:style-name="ce1">
            <text:p>205. Twelve Monkeys (1995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6]+[.E206])&gt;1;1;0)" table:style-name="ce1">
            <text:p>0</text:p>
          </table:table-cell>
          <table:table-cell office:value-type="float" office:value="1" table:formula="of:=IF(([.D206]+[.E20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7]+[.E207]) &gt; 0; &quot;DONE&quot;; &quot;---&gt;&quot;)" table:style-name="ce2">
            <text:p>DONE</text:p>
          </table:table-cell>
          <table:table-cell office:value-type="string" table:style-name="ce1">
            <text:p>206. The Terminator (198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7]+[.E207])&gt;1;1;0)" table:style-name="ce1">
            <text:p>0</text:p>
          </table:table-cell>
          <table:table-cell office:value-type="float" office:value="1" table:formula="of:=IF(([.D207]+[.E20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8]+[.E208]) &gt; 0; &quot;DONE&quot;; &quot;---&gt;&quot;)" table:style-name="ce2">
            <text:p>DONE</text:p>
          </table:table-cell>
          <table:table-cell office:value-type="string" table:style-name="ce1">
            <text:p>207. The Avengers (2012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8]+[.E208])&gt;1;1;0)" table:style-name="ce1">
            <text:p>0</text:p>
          </table:table-cell>
          <table:table-cell office:value-type="float" office:value="1" table:formula="of:=IF(([.D208]+[.E20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9]+[.E209]) &gt; 0; &quot;DONE&quot;; &quot;---&gt;&quot;)" table:style-name="ce2">
            <text:p>---&gt;</text:p>
          </table:table-cell>
          <table:table-cell office:value-type="string" table:style-name="ce1">
            <text:p>208. Infernal Affairs (200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9]+[.E209])&gt;1;1;0)" table:style-name="ce1">
            <text:p>0</text:p>
          </table:table-cell>
          <table:table-cell office:value-type="float" office:value="0" table:formula="of:=IF(([.D209]+[.E20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0]+[.E210]) &gt; 0; &quot;DONE&quot;; &quot;---&gt;&quot;)" table:style-name="ce2">
            <text:p>---&gt;</text:p>
          </table:table-cell>
          <table:table-cell office:value-type="string" table:style-name="ce1">
            <text:p>209. Jaws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0]+[.E210])&gt;1;1;0)" table:style-name="ce1">
            <text:p>0</text:p>
          </table:table-cell>
          <table:table-cell office:value-type="float" office:value="0" table:formula="of:=IF(([.D210]+[.E21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1]+[.E211]) &gt; 0; &quot;DONE&quot;; &quot;---&gt;&quot;)" table:style-name="ce2">
            <text:p>DONE</text:p>
          </table:table-cell>
          <table:table-cell office:value-type="string" table:style-name="ce1">
            <text:p>210. Groundhog Day (199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11]+[.E211])&gt;1;1;0)" table:style-name="ce1">
            <text:p>0</text:p>
          </table:table-cell>
          <table:table-cell office:value-type="float" office:value="1" table:formula="of:=IF(([.D211]+[.E21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2]+[.E212]) &gt; 0; &quot;DONE&quot;; &quot;---&gt;&quot;)" table:style-name="ce2">
            <text:p>DONE</text:p>
          </table:table-cell>
          <table:table-cell office:value-type="string" table:style-name="ce1">
            <text:p>211. Monsters <text:s/>Inc. (200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2]+[.E212])&gt;1;1;0)" table:style-name="ce1">
            <text:p>1</text:p>
          </table:table-cell>
          <table:table-cell office:value-type="float" office:value="1" table:formula="of:=IF(([.D212]+[.E21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3]+[.E213]) &gt; 0; &quot;DONE&quot;; &quot;---&gt;&quot;)" table:style-name="ce2">
            <text:p>DONE</text:p>
          </table:table-cell>
          <table:table-cell office:value-type="string" table:style-name="ce1">
            <text:p>212. The Battle of Algiers (1966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3]+[.E213])&gt;1;1;0)" table:style-name="ce1">
            <text:p>1</text:p>
          </table:table-cell>
          <table:table-cell office:value-type="float" office:value="1" table:formula="of:=IF(([.D213]+[.E21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4]+[.E214]) &gt; 0; &quot;DONE&quot;; &quot;---&gt;&quot;)" table:style-name="ce2">
            <text:p>---&gt;</text:p>
          </table:table-cell>
          <table:table-cell office:value-type="string" table:style-name="ce1">
            <text:p>213. Memories of Murder (200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4]+[.E214])&gt;1;1;0)" table:style-name="ce1">
            <text:p>0</text:p>
          </table:table-cell>
          <table:table-cell office:value-type="float" office:value="0" table:formula="of:=IF(([.D214]+[.E21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5]+[.E215]) &gt; 0; &quot;DONE&quot;; &quot;---&gt;&quot;)" table:style-name="ce2">
            <text:p>---&gt;</text:p>
          </table:table-cell>
          <table:table-cell office:value-type="string" table:style-name="ce1">
            <text:p>214. The Truman Show (1998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5]+[.E215])&gt;1;1;0)" table:style-name="ce1">
            <text:p>0</text:p>
          </table:table-cell>
          <table:table-cell office:value-type="float" office:value="0" table:formula="of:=IF(([.D215]+[.E21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6]+[.E216]) &gt; 0; &quot;DONE&quot;; &quot;---&gt;&quot;)" table:style-name="ce2">
            <text:p>DONE</text:p>
          </table:table-cell>
          <table:table-cell office:value-type="string" table:style-name="ce1">
            <text:p>215. Harry Potter and the Deathly Hallows: Part 2 (201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16]+[.E216])&gt;1;1;0)" table:style-name="ce1">
            <text:p>0</text:p>
          </table:table-cell>
          <table:table-cell office:value-type="float" office:value="1" table:formula="of:=IF(([.D216]+[.E21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7]+[.E217]) &gt; 0; &quot;DONE&quot;; &quot;---&gt;&quot;)" table:style-name="ce2">
            <text:p>DONE</text:p>
          </table:table-cell>
          <table:table-cell office:value-type="string" table:style-name="ce1">
            <text:p>216. Throne of Blood (1957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7]+[.E217])&gt;1;1;0)" table:style-name="ce1">
            <text:p>1</text:p>
          </table:table-cell>
          <table:table-cell office:value-type="float" office:value="1" table:formula="of:=IF(([.D217]+[.E21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8]+[.E218]) &gt; 0; &quot;DONE&quot;; &quot;---&gt;&quot;)" table:style-name="ce2">
            <text:p>---&gt;</text:p>
          </table:table-cell>
          <table:table-cell office:value-type="string" table:style-name="ce1">
            <text:p>217. Barry Lyndon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8]+[.E218])&gt;1;1;0)" table:style-name="ce1">
            <text:p>0</text:p>
          </table:table-cell>
          <table:table-cell office:value-type="float" office:value="0" table:formula="of:=IF(([.D218]+[.E21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9]+[.E219]) &gt; 0; &quot;DONE&quot;; &quot;---&gt;&quot;)" table:style-name="ce2">
            <text:p>---&gt;</text:p>
          </table:table-cell>
          <table:table-cell office:value-type="string" table:style-name="ce1">
            <text:p>218. Guardians of the Galaxy (201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9]+[.E219])&gt;1;1;0)" table:style-name="ce1">
            <text:p>0</text:p>
          </table:table-cell>
          <table:table-cell office:value-type="float" office:value="0" table:formula="of:=IF(([.D219]+[.E21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0]+[.E220]) &gt; 0; &quot;DONE&quot;; &quot;---&gt;&quot;)" table:style-name="ce2">
            <text:p>---&gt;</text:p>
          </table:table-cell>
          <table:table-cell office:value-type="string" table:style-name="ce1">
            <text:p>219. Rocky (197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0]+[.E220])&gt;1;1;0)" table:style-name="ce1">
            <text:p>0</text:p>
          </table:table-cell>
          <table:table-cell office:value-type="float" office:value="0" table:formula="of:=IF(([.D220]+[.E22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1]+[.E221]) &gt; 0; &quot;DONE&quot;; &quot;---&gt;&quot;)" table:style-name="ce2">
            <text:p>---&gt;</text:p>
          </table:table-cell>
          <table:table-cell office:value-type="string" table:style-name="ce1">
            <text:p>220. Dog Day Afternoon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1]+[.E221])&gt;1;1;0)" table:style-name="ce1">
            <text:p>0</text:p>
          </table:table-cell>
          <table:table-cell office:value-type="float" office:value="0" table:formula="of:=IF(([.D221]+[.E22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2]+[.E222]) &gt; 0; &quot;DONE&quot;; &quot;---&gt;&quot;)" table:style-name="ce2">
            <text:p>---&gt;</text:p>
          </table:table-cell>
          <table:table-cell office:value-type="string" table:style-name="ce1">
            <text:p>221. Fanny and Alexander (198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2]+[.E222])&gt;1;1;0)" table:style-name="ce1">
            <text:p>0</text:p>
          </table:table-cell>
          <table:table-cell office:value-type="float" office:value="0" table:formula="of:=IF(([.D222]+[.E22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3]+[.E223]) &gt; 0; &quot;DONE&quot;; &quot;---&gt;&quot;)" table:style-name="ce2">
            <text:p>DONE</text:p>
          </table:table-cell>
          <table:table-cell office:value-type="string" table:style-name="ce1">
            <text:p>222. Ip Man (2008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3]+[.E223])&gt;1;1;0)" table:style-name="ce1">
            <text:p>0</text:p>
          </table:table-cell>
          <table:table-cell office:value-type="float" office:value="1" table:formula="of:=IF(([.D223]+[.E22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4]+[.E224]) &gt; 0; &quot;DONE&quot;; &quot;---&gt;&quot;)" table:style-name="ce2">
            <text:p>---&gt;</text:p>
          </table:table-cell>
          <table:table-cell office:value-type="string" table:style-name="ce1">
            <text:p>223. La Haine (199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4]+[.E224])&gt;1;1;0)" table:style-name="ce1">
            <text:p>0</text:p>
          </table:table-cell>
          <table:table-cell office:value-type="float" office:value="0" table:formula="of:=IF(([.D224]+[.E22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5]+[.E225]) &gt; 0; &quot;DONE&quot;; &quot;---&gt;&quot;)" table:style-name="ce2">
            <text:p>DONE</text:p>
          </table:table-cell>
          <table:table-cell office:value-type="string" table:style-name="ce1">
            <text:p>224. The King's Speech (2010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25]+[.E225])&gt;1;1;0)" table:style-name="ce1">
            <text:p>1</text:p>
          </table:table-cell>
          <table:table-cell office:value-type="float" office:value="1" table:formula="of:=IF(([.D225]+[.E22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6]+[.E226]) &gt; 0; &quot;DONE&quot;; &quot;---&gt;&quot;)" table:style-name="ce2">
            <text:p>---&gt;</text:p>
          </table:table-cell>
          <table:table-cell office:value-type="string" table:style-name="ce1">
            <text:p>225. High Noon (195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6]+[.E226])&gt;1;1;0)" table:style-name="ce1">
            <text:p>0</text:p>
          </table:table-cell>
          <table:table-cell office:value-type="float" office:value="0" table:formula="of:=IF(([.D226]+[.E22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7]+[.E227]) &gt; 0; &quot;DONE&quot;; &quot;---&gt;&quot;)" table:style-name="ce2">
            <text:p>DONE</text:p>
          </table:table-cell>
          <table:table-cell office:value-type="string" table:style-name="ce1">
            <text:p>226. The Imitation Game (201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7]+[.E227])&gt;1;1;0)" table:style-name="ce1">
            <text:p>0</text:p>
          </table:table-cell>
          <table:table-cell office:value-type="float" office:value="1" table:formula="of:=IF(([.D227]+[.E22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8]+[.E228]) &gt; 0; &quot;DONE&quot;; &quot;---&gt;&quot;)" table:style-name="ce2">
            <text:p>---&gt;</text:p>
          </table:table-cell>
          <table:table-cell office:value-type="string" table:style-name="ce1">
            <text:p>227. A Fistful of Dollars (196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8]+[.E228])&gt;1;1;0)" table:style-name="ce1">
            <text:p>0</text:p>
          </table:table-cell>
          <table:table-cell office:value-type="float" office:value="0" table:formula="of:=IF(([.D228]+[.E22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9]+[.E229]) &gt; 0; &quot;DONE&quot;; &quot;---&gt;&quot;)" table:style-name="ce2">
            <text:p>DONE</text:p>
          </table:table-cell>
          <table:table-cell office:value-type="string" table:style-name="ce1">
            <text:p>228. Pirates of the Caribbean: The Curse of the Black Pearl (200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29]+[.E229])&gt;1;1;0)" table:style-name="ce1">
            <text:p>1</text:p>
          </table:table-cell>
          <table:table-cell office:value-type="float" office:value="1" table:formula="of:=IF(([.D229]+[.E22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0]+[.E230]) &gt; 0; &quot;DONE&quot;; &quot;---&gt;&quot;)" table:style-name="ce2">
            <text:p>---&gt;</text:p>
          </table:table-cell>
          <table:table-cell office:value-type="string" table:style-name="ce1">
            <text:p>229. Notorious (194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0]+[.E230])&gt;1;1;0)" table:style-name="ce1">
            <text:p>0</text:p>
          </table:table-cell>
          <table:table-cell office:value-type="float" office:value="0" table:formula="of:=IF(([.D230]+[.E23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1]+[.E231]) &gt; 0; &quot;DONE&quot;; &quot;---&gt;&quot;)" table:style-name="ce2">
            <text:p>DONE</text:p>
          </table:table-cell>
          <table:table-cell office:value-type="string" table:style-name="ce1">
            <text:p>230. Castle in the Sky (1986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31]+[.E231])&gt;1;1;0)" table:style-name="ce1">
            <text:p>1</text:p>
          </table:table-cell>
          <table:table-cell office:value-type="float" office:value="1" table:formula="of:=IF(([.D231]+[.E23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2]+[.E232]) &gt; 0; &quot;DONE&quot;; &quot;---&gt;&quot;)" table:style-name="ce2">
            <text:p>---&gt;</text:p>
          </table:table-cell>
          <table:table-cell office:value-type="string" table:style-name="ce1">
            <text:p>231. Prisoners (201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2]+[.E232])&gt;1;1;0)" table:style-name="ce1">
            <text:p>0</text:p>
          </table:table-cell>
          <table:table-cell office:value-type="float" office:value="0" table:formula="of:=IF(([.D232]+[.E23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3]+[.E233]) &gt; 0; &quot;DONE&quot;; &quot;---&gt;&quot;)" table:style-name="ce2">
            <text:p>DONE</text:p>
          </table:table-cell>
          <table:table-cell office:value-type="string" table:style-name="ce1">
            <text:p>232. The Help (201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33]+[.E233])&gt;1;1;0)" table:style-name="ce1">
            <text:p>0</text:p>
          </table:table-cell>
          <table:table-cell office:value-type="float" office:value="1" table:formula="of:=IF(([.D233]+[.E23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4]+[.E234]) &gt; 0; &quot;DONE&quot;; &quot;---&gt;&quot;)" table:style-name="ce2">
            <text:p>---&gt;</text:p>
          </table:table-cell>
          <table:table-cell office:value-type="string" table:style-name="ce1">
            <text:p>233. Roman Holiday (195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4]+[.E234])&gt;1;1;0)" table:style-name="ce1">
            <text:p>0</text:p>
          </table:table-cell>
          <table:table-cell office:value-type="float" office:value="0" table:formula="of:=IF(([.D234]+[.E23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5]+[.E235]) &gt; 0; &quot;DONE&quot;; &quot;---&gt;&quot;)" table:style-name="ce2">
            <text:p>---&gt;</text:p>
          </table:table-cell>
          <table:table-cell office:value-type="string" table:style-name="ce1">
            <text:p>234. Who's Afraid of Virginia Woolf? (196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5]+[.E235])&gt;1;1;0)" table:style-name="ce1">
            <text:p>0</text:p>
          </table:table-cell>
          <table:table-cell office:value-type="float" office:value="0" table:formula="of:=IF(([.D235]+[.E23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6]+[.E236]) &gt; 0; &quot;DONE&quot;; &quot;---&gt;&quot;)" table:style-name="ce2">
            <text:p>DONE</text:p>
          </table:table-cell>
          <table:table-cell office:value-type="string" table:style-name="ce1">
            <text:p>235. Spring Summer Fall Winter... and Spring (200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36]+[.E236])&gt;1;1;0)" table:style-name="ce1">
            <text:p>1</text:p>
          </table:table-cell>
          <table:table-cell office:value-type="float" office:value="1" table:formula="of:=IF(([.D236]+[.E23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7]+[.E237]) &gt; 0; &quot;DONE&quot;; &quot;---&gt;&quot;)" table:style-name="ce2">
            <text:p>---&gt;</text:p>
          </table:table-cell>
          <table:table-cell office:value-type="string" table:style-name="ce1">
            <text:p>236. Papillon (197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7]+[.E237])&gt;1;1;0)" table:style-name="ce1">
            <text:p>0</text:p>
          </table:table-cell>
          <table:table-cell office:value-type="float" office:value="0" table:formula="of:=IF(([.D237]+[.E23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8]+[.E238]) &gt; 0; &quot;DONE&quot;; &quot;---&gt;&quot;)" table:style-name="ce2">
            <text:p>DONE</text:p>
          </table:table-cell>
          <table:table-cell office:value-type="string" table:style-name="ce1">
            <text:p>237. Beauty and the Beast (1991)</text:p>
          </table:table-cell>
          <table:table-cell office:value-type="float" office:value="8" table:style-name="ce3">
            <text:p>8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238]+[.E238])&gt;1;1;0)" table:style-name="ce1">
            <text:p>0</text:p>
          </table:table-cell>
          <table:table-cell office:value-type="float" office:value="1" table:formula="of:=IF(([.D238]+[.E23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9]+[.E239]) &gt; 0; &quot;DONE&quot;; &quot;---&gt;&quot;)" table:style-name="ce2">
            <text:p>---&gt;</text:p>
          </table:table-cell>
          <table:table-cell office:value-type="string" table:style-name="ce1">
            <text:p>238. The Night of the Hunter (195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9]+[.E239])&gt;1;1;0)" table:style-name="ce1">
            <text:p>0</text:p>
          </table:table-cell>
          <table:table-cell office:value-type="float" office:value="0" table:formula="of:=IF(([.D239]+[.E23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0]+[.E240]) &gt; 0; &quot;DONE&quot;; &quot;---&gt;&quot;)" table:style-name="ce2">
            <text:p>---&gt;</text:p>
          </table:table-cell>
          <table:table-cell office:value-type="string" table:style-name="ce1">
            <text:p>239. Anatomy of a Murder (1959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0]+[.E240])&gt;1;1;0)" table:style-name="ce1">
            <text:p>0</text:p>
          </table:table-cell>
          <table:table-cell office:value-type="float" office:value="0" table:formula="of:=IF(([.D240]+[.E24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1]+[.E241]) &gt; 0; &quot;DONE&quot;; &quot;---&gt;&quot;)" table:style-name="ce2">
            <text:p>---&gt;</text:p>
          </table:table-cell>
          <table:table-cell office:value-type="string" table:style-name="ce1">
            <text:p>240. La Strada (195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1]+[.E241])&gt;1;1;0)" table:style-name="ce1">
            <text:p>0</text:p>
          </table:table-cell>
          <table:table-cell office:value-type="float" office:value="0" table:formula="of:=IF(([.D241]+[.E24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42]+[.E242]) &gt; 0; &quot;DONE&quot;; &quot;---&gt;&quot;)" table:style-name="ce2">
            <text:p>DONE</text:p>
          </table:table-cell>
          <table:table-cell office:value-type="string" table:style-name="ce1">
            <text:p>241. Before Sunset (200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42]+[.E242])&gt;1;1;0)" table:style-name="ce1">
            <text:p>0</text:p>
          </table:table-cell>
          <table:table-cell office:value-type="float" office:value="1" table:formula="of:=IF(([.D242]+[.E24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3]+[.E243]) &gt; 0; &quot;DONE&quot;; &quot;---&gt;&quot;)" table:style-name="ce2">
            <text:p>---&gt;</text:p>
          </table:table-cell>
          <table:table-cell office:value-type="string" table:style-name="ce1">
            <text:p>242. The Graduate (1967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3]+[.E243])&gt;1;1;0)" table:style-name="ce1">
            <text:p>0</text:p>
          </table:table-cell>
          <table:table-cell office:value-type="float" office:value="0" table:formula="of:=IF(([.D243]+[.E24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4]+[.E244]) &gt; 0; &quot;DONE&quot;; &quot;---&gt;&quot;)" table:style-name="ce2">
            <text:p>---&gt;</text:p>
          </table:table-cell>
          <table:table-cell office:value-type="string" table:style-name="ce1">
            <text:p>243. Le Samouraï (1967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4]+[.E244])&gt;1;1;0)" table:style-name="ce1">
            <text:p>0</text:p>
          </table:table-cell>
          <table:table-cell office:value-type="float" office:value="0" table:formula="of:=IF(([.D244]+[.E24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5]+[.E245]) &gt; 0; &quot;DONE&quot;; &quot;---&gt;&quot;)" table:style-name="ce2">
            <text:p>---&gt;</text:p>
          </table:table-cell>
          <table:table-cell office:value-type="string" table:style-name="ce1">
            <text:p>244. The Hustler (196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5]+[.E245])&gt;1;1;0)" table:style-name="ce1">
            <text:p>0</text:p>
          </table:table-cell>
          <table:table-cell office:value-type="float" office:value="0" table:formula="of:=IF(([.D245]+[.E24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6]+[.E246]) &gt; 0; &quot;DONE&quot;; &quot;---&gt;&quot;)" table:style-name="ce2">
            <text:p>---&gt;</text:p>
          </table:table-cell>
          <table:table-cell office:value-type="string" table:style-name="ce1">
            <text:p>245. In the Mood for Love (2000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6]+[.E246])&gt;1;1;0)" table:style-name="ce1">
            <text:p>0</text:p>
          </table:table-cell>
          <table:table-cell office:value-type="float" office:value="0" table:formula="of:=IF(([.D246]+[.E24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7]+[.E247]) &gt; 0; &quot;DONE&quot;; &quot;---&gt;&quot;)" table:style-name="ce2">
            <text:p>---&gt;</text:p>
          </table:table-cell>
          <table:table-cell office:value-type="string" table:style-name="ce1">
            <text:p>246. Three Colors: Red (199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7]+[.E247])&gt;1;1;0)" table:style-name="ce1">
            <text:p>0</text:p>
          </table:table-cell>
          <table:table-cell office:value-type="float" office:value="0" table:formula="of:=IF(([.D247]+[.E24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8]+[.E248]) &gt; 0; &quot;DONE&quot;; &quot;---&gt;&quot;)" table:style-name="ce2">
            <text:p>---&gt;</text:p>
          </table:table-cell>
          <table:table-cell office:value-type="string" table:style-name="ce1">
            <text:p>247. Underground (199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8]+[.E248])&gt;1;1;0)" table:style-name="ce1">
            <text:p>0</text:p>
          </table:table-cell>
          <table:table-cell office:value-type="float" office:value="0" table:formula="of:=IF(([.D248]+[.E24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9]+[.E249]) &gt; 0; &quot;DONE&quot;; &quot;---&gt;&quot;)" table:style-name="ce2">
            <text:p>---&gt;</text:p>
          </table:table-cell>
          <table:table-cell office:value-type="string" table:style-name="ce1">
            <text:p>248. La Dolce Vita (1960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9]+[.E249])&gt;1;1;0)" table:style-name="ce1">
            <text:p>0</text:p>
          </table:table-cell>
          <table:table-cell office:value-type="float" office:value="0" table:formula="of:=IF(([.D249]+[.E24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50]+[.E250]) &gt; 0; &quot;DONE&quot;; &quot;---&gt;&quot;)" table:style-name="ce2">
            <text:p>---&gt;</text:p>
          </table:table-cell>
          <table:table-cell office:value-type="string" table:style-name="ce1">
            <text:p>249. Solaris (197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50]+[.E250])&gt;1;1;0)" table:style-name="ce1">
            <text:p>0</text:p>
          </table:table-cell>
          <table:table-cell office:value-type="float" office:value="0" table:formula="of:=IF(([.D250]+[.E25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51]+[.E251]) &gt; 0; &quot;DONE&quot;; &quot;---&gt;&quot;)" table:style-name="ce2">
            <text:p>---&gt;</text:p>
          </table:table-cell>
          <table:table-cell office:value-type="string" table:style-name="ce1">
            <text:p>250. Lagaan - Es war einmal in Indien (200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51]+[.E251])&gt;1;1;0)" table:style-name="ce1">
            <text:p>0</text:p>
          </table:table-cell>
          <table:table-cell office:value-type="float" office:value="0" table:formula="of:=IF(([.D251]+[.E251]) &gt; 0; 1;0)" table:style-name="ce1">
            <text:p>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table:number-columns-repeated="2" table:style-name="ce5"/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string" table:style-name="ce5">
            <text:p>Way to go:</text:p>
          </table:table-cell>
          <table:table-cell office:value-type="string" table:style-name="ce5">
            <text:p>Way to go:</text:p>
          </table:table-cell>
          <table:table-cell office:value-type="string" table:style-name="ce1">
            <text:p>Together:</text:p>
          </table:table-cell>
          <table:table-cell office:value-type="string" table:style-name="ce1">
            <text:p>Combi-done: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float" office:value="104" table:formula="of:=250 - SUM([.D2:.D251])" table:style-name="ce4">
            <text:p>104</text:p>
          </table:table-cell>
          <table:table-cell office:value-type="float" office:value="165" table:formula="of:=250 - SUM([.E2:.E251])" table:style-name="ce4">
            <text:p>165</text:p>
          </table:table-cell>
          <table:table-cell office:value-type="float" office:value="78" table:formula="of:=SUM([.F2:.F251])" table:style-name="ce5">
            <text:p>78</text:p>
          </table:table-cell>
          <table:table-cell office:value-type="float" office:value="153" table:formula="of:=SUM([.G2:.G251])" table:style-name="ce5">
            <text:p>153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string" table:style-name="ce4">
            <text:p><text:span text:style-name="T2">of<text:s/></text:span>250</text:p>
          </table:table-cell>
          <table:table-cell office:value-type="string" table:style-name="ce5">
            <text:p>of<text:s/><text:span text:style-name="T3">250</text:span></text:p>
          </table:table-cell>
          <table:table-cell office:value-type="string" table:style-name="ce5">
            <text:p>of<text:s/><text:span text:style-name="T3">250</text:span></text:p>
          </table:table-cell>
          <table:table-cell office:value-type="string" table:style-name="ce5">
            <text:p>Of<text:s/><text:span text:style-name="T3">250</text:span>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6">
            <text:p>EIN SATZ ZUM TESTEN? ;)</text:p>
          </table:table-cell>
          <table:table-cell table:style-name="ce3"/>
          <table:table-cell table:number-columns-repeated="2" table:style-name="ce5"/>
          <table:table-cell table:number-columns-repeated="16379" table:style-name="ce1"/>
        </table:table-row>
        <table:table-row table:number-rows-repeated="10483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ristian Roth</dc:creator>
    <dc:date>2015-12-18T00:03:25Z</dc:date>
    <meta:editing-cycles>6</meta:editing-cycles>
    <meta:editing-duration>PT0S</meta:editing-duration>
  </office:meta>
</office:document-meta>
</file>